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color="#303f9f" style:font-name="monospace" loext:padding-left="0cm" loext:padding-right="0cm" loext:padding-top="0.049cm" loext:padding-bottom="0cm" loext:border-left="none" loext:border-right="none" loext:border-top="0.06pt solid #000000" loext:border-bottom="none"/>
    </style:style>
    <style:style style:name="P2" style:family="paragraph" style:parent-style-name="Preformatted_20_Text">
      <loext:graphic-properties draw:fill="none" draw:fill-color="#ffff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color="#000000" style:font-name="monospace" loext:padding="0cm" loext:border="none"/>
    </style:style>
    <style:style style:name="P3" style:family="paragraph" style:parent-style-name="Preformatted_20_Text">
      <loext:graphic-properties draw:fill="none" draw:fill-color="#ffff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color="#000000" fo:background-color="#f7f7f7" loext:padding="0cm" loext:border="none"/>
    </style:style>
    <style:style style:name="P4" style:family="paragraph" style:parent-style-name="Preformatted_20_Text">
      <loext:graphic-properties draw:fill="none" draw:fill-color="#ffffff"/>
      <style:paragraph-properties fo:margin-top="0cm" fo:margin-bottom="0cm" loext:contextual-spacing="false" fo:background-color="transparent" fo:padding="0cm" fo:border="none"/>
      <style:text-properties fo:color="#000000" style:font-name="monospace" loext:padding="0cm" loext:border="non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-left="0.74pt solid #000000" fo:border-right="none" fo:border-top="none" fo:border-bottom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Marco3" text:anchor-type="page" text:anchor-page-number="1" svg:x="0.132cm" svg:y="0cm" svg:width="0.041cm" draw:z-index="2">
        <draw:text-box fo:min-height="0.423cm">
          <text:p text:style-name="Text_20_body"/>
        </draw:text-box>
      </draw:frame>
      <draw:frame draw:style-name="fr2" draw:name="Marco6" text:anchor-type="page" text:anchor-page-number="1" svg:x="0.132cm" svg:y="0cm" svg:width="0.041cm" draw:z-index="5">
        <draw:text-box fo:min-height="0.423cm">
          <text:p text:style-name="Text_20_body"/>
        </draw:text-box>
      </draw:frame>
      <text:p text:style-name="P2">ARIMA(0, 0, 0)x(0, 0, 0, 7)7 - AIC:13852.406672403242</text:p>
      <text:p text:style-name="P4">ARIMA(0, 0, 0)x(0, 0, 1, 7)7 - AIC:13309.549907229612</text:p>
      <text:p text:style-name="P4">ARIMA(0, 0, 0)x(0, 0, 2, 7)7 - AIC:12581.48169113193</text:p>
      <text:p text:style-name="P4">ARIMA(0, 0, 0)x(0, 1, 0, 7)7 - AIC:11882.046397266713</text:p>
      <text:p text:style-name="P4">ARIMA(0, 0, 0)x(0, 1, 1, 7)7 - AIC:11529.554675361904</text:p>
      <text:p text:style-name="P4">ARIMA(0, 0, 0)x(0, 1, 2, 7)7 - AIC:<text:span text:style-name="T1">11411</text:span>.430568695698</text:p>
      <text:p text:style-name="P4">ARIMA(0, 0, 0)x(0, 2, 0, 7)7 - AIC:12501.725478381539</text:p>
      <text:p text:style-name="P4">ARIMA(0, 0, 0)x(0, 2, 1, 7)7 - AIC:11705.436138859202</text:p>
      <text:p text:style-name="P4">ARIMA(0, 0, 0)x(0, 2, 2, 7)7 - AIC:11425.335669406846</text:p>
      <text:p text:style-name="P4">ARIMA(0, 0, 0)x(1, 0, 0, 7)7 - AIC:11890.105844505768</text:p>
      <text:p text:style-name="P4">ARIMA(0, 0, 0)x(1, 0, 1, 7)7 - AIC:11643.43449612367</text:p>
      <text:p text:style-name="P4">ARIMA(0, 0, 0)x(1, 0, 2, 7)7 - AIC:11525.548379563688</text:p>
      <text:p text:style-name="P4">ARIMA(0, 0, 0)x(1, 1, 0, 7)7 - AIC:11607.645768247809</text:p>
      <text:p text:style-name="P4">ARIMA(0, 0, 0)x(1, 1, 1, 7)7 - AIC:11524.957012002324</text:p>
      <text:p text:style-name="P4">ARIMA(0, 0, 0)x(1, 1, 2, 7)7 - AIC:11408.442199065288</text:p>
      <text:p text:style-name="P4">ARIMA(0, 0, 0)x(1, 2, 0, 7)7 - AIC:12002.983292614295</text:p>
      <text:p text:style-name="P4">ARIMA(0, 0, 0)x(1, 2, 1, 7)7 - AIC:11507.052180231192</text:p>
      <text:p text:style-name="P4">ARIMA(0, 0, 0)x(1, 2, 2, 7)7 - AIC:<text:span text:style-name="T1">11371</text:span>.99721892575</text:p>
      <text:p text:style-name="P4">ARIMA(0, 0, 0)x(2, 0, 0, 7)7 - AIC:11607.539122079306</text:p>
      <text:p text:style-name="P4">ARIMA(0, 0, 0)x(2, 0, 1, 7)7 - AIC:11543.635481839947</text:p>
      <text:p text:style-name="P4">ARIMA(0, 0, 0)x(2, 0, 2, 7)7 - AIC:11525.366529320465</text:p>
      <text:p text:style-name="P4">ARIMA(0, 0, 0)x(2, 1, 0, 7)7 - AIC:11436.685883228765</text:p>
      <text:p text:style-name="P4">ARIMA(0, 0, 0)x(2, 1, 1, 7)7 - AIC:11425.070151370372</text:p>
      <text:p text:style-name="P4">ARIMA(0, 0, 0)x(2, 1, 2, 7)7 - AIC:11409.234562947433</text:p>
      <text:p text:style-name="P4">ARIMA(0, 0, 0)x(2, 2, 0, 7)7 - AIC:11687.729692959754</text:p>
      <text:p text:style-name="P4">ARIMA(0, 0, 0)x(2, 2, 1, 7)7 - AIC:11348.430766050093</text:p>
      <text:p text:style-name="P4">ARIMA(0, 0, 0)x(2, 2, 2, 7)7 - AIC:11321.337805756975</text:p>
      <text:p text:style-name="P4">ARIMA(0, 0, 1)x(0, 0, 0, 7)7 - AIC:13379.807628044673</text:p>
      <text:p text:style-name="P4">ARIMA(0, 0, 1)x(0, 0, 1, 7)7 - AIC:12610.52350693386</text:p>
      <text:p text:style-name="P4">ARIMA(0, 0, 1)x(0, 0, 2, 7)7 - AIC:12246.950610868615</text:p>
      <text:p text:style-name="P4">ARIMA(0, 0, 1)x(0, 1, 0, 7)7 - AIC:11803.738918409706</text:p>
      <text:p text:style-name="P4">ARIMA(0, 0, 1)x(0, 1, 1, 7)7 - AIC:11403.247997820377</text:p>
      <text:p text:style-name="P4">ARIMA(0, 0, 1)x(0, 1, 2, 7)7 - AIC:<text:span text:style-name="T1">11285.</text:span>545533119772</text:p>
      <text:p text:style-name="P4">ARIMA(0, 0, 1)x(0, 2, 0, 7)7 - AIC:12435.921567846342</text:p>
      <text:p text:style-name="P4">ARIMA(0, 0, 1)x(0, 2, 1, 7)7 - AIC:11602.889989191768</text:p>
      <text:p text:style-name="P4">ARIMA(0, 0, 1)x(0, 2, 2, 7)7 - AIC:<text:span text:style-name="T1">11209</text:span>.320502789966</text:p>
      <text:p text:style-name="P4">ARIMA(0, 0, 1)x(1, 0, 0, 7)7 - AIC:11822.06401364159</text:p>
      <text:p text:style-name="P4">ARIMA(0, 0, 1)x(1, 0, 1, 7)7 - AIC:11517.360648235848</text:p>
      <text:p text:style-name="P4">ARIMA(0, 0, 1)x(1, 0, 2, 7)7 - AIC:11399.85552082329</text:p>
      <text:p text:style-name="P4">ARIMA(0, 0, 1)x(1, 1, 0, 7)7 - AIC:11520.579284311027</text:p>
      <text:p text:style-name="P4">ARIMA(0, 0, 1)x(1, 1, 1, 7)7 - AIC:11397.419386384016</text:p>
      <text:p text:style-name="P4">ARIMA(0, 0, 1)x(1, 1, 2, 7)7 - AIC:11287.065356653276</text:p>
      <text:p text:style-name="P4">ARIMA(0, 0, 1)x(1, 2, 0, 7)7 - AIC:11936.254276682657</text:p>
      <text:p text:style-name="P4">ARIMA(0, 0, 1)x(1, 2, 1, 7)7 - AIC:11405.349056557006</text:p>
      <text:p text:style-name="P4">ARIMA(0, 0, 1)x(1, 2, 2, 7)7 - AIC:11203.003648851347</text:p>
      <text:p text:style-name="P4">ARIMA(0, 0, 1)x(2, 0, 0, 7)7 - AIC:11518.655565925343</text:p>
      <text:p text:style-name="P4">ARIMA(0, 0, 1)x(2, 0, 1, 7)7 - AIC:11432.115118574626</text:p>
      <text:p text:style-name="P4">ARIMA(0, 0, 1)x(2, 0, 2, 7)7 - AIC:11403.551011844704</text:p>
      <text:p text:style-name="P4">ARIMA(0, 0, 1)x(2, 1, 0, 7)7 - AIC:11340.609886056662</text:p>
      <text:p text:style-name="P4">ARIMA(0, 0, 1)x(2, 1, 1, 7)7 - AIC:11317.63864174141</text:p>
      <text:p text:style-name="P4">ARIMA(0, 0, 1)x(2, 1, 2, 7)7 - AIC:11288.166581763035</text:p>
      <text:p text:style-name="P4">ARIMA(0, 0, 1)x(2, 2, 0, 7)7 - AIC:11608.237989748439</text:p>
      <text:p text:style-name="P4">ARIMA(0, 0, 1)x(2, 2, 1, 7)7 - AIC:11254.687671938185</text:p>
      <text:p text:style-name="P4">ARIMA(0, 0, 1)x(2, 2, 2, 7)7 - AIC:11201.964534531082</text:p>
      <text:p text:style-name="P4">ARIMA(0, 0, 2)x(0, 0, 0, 7)7 - AIC:12659.25944914239</text:p>
      <text:p text:style-name="P4">ARIMA(0, 0, 2)x(0, 0, 1, 7)7 - AIC:12336.000628830727</text:p>
      <text:p text:style-name="P4">ARIMA(0, 0, 2)x(0, 0, 2, 7)7 - AIC:12059.081809407086</text:p>
      <text:p text:style-name="P4">ARIMA(0, 0, 2)x(0, 1, 0, 7)7 - AIC:11781.21945175102</text:p>
      <text:p text:style-name="P4">ARIMA(0, 0, 2)x(0, 1, 1, 7)7 - AIC:11362.086684736525</text:p>
      <text:p text:style-name="P4">ARIMA(0, 0, 2)x(0, 1, 2, 7)7 - AIC:11245.883543294774</text:p>
      <text:p text:style-name="P4">ARIMA(0, 0, 2)x(0, 2, 0, 7)7 - AIC:12415.250333010641</text:p>
      <text:p text:style-name="P4">ARIMA(0, 0, 2)x(0, 2, 1, 7)7 - AIC:11580.225570322811</text:p>
      <text:p text:style-name="P4">ARIMA(0, 0, 2)x(0, 2, 2, 7)7 - AIC:<text:span text:style-name="T1">11169</text:span>.497723787323</text:p>
      <text:p text:style-name="P4">ARIMA(0, 0, 2)x(1, 0, 0, 7)7 - AIC:11811.498880402347</text:p>
      <text:p text:style-name="P4"><text:soft-page-break/>ARIMA(0, 0, 2)x(1, 0, 1, 7)7 - AIC:11476.12800307493</text:p>
      <text:p text:style-name="P4">ARIMA(0, 0, 2)x(1, 0, 2, 7)7 - AIC:11390.7942733942</text:p>
      <text:p text:style-name="P4">ARIMA(0, 0, 2)x(1, 1, 0, 7)7 - AIC:11508.241496961371</text:p>
      <text:p text:style-name="P4">ARIMA(0, 0, 2)x(1, 1, 1, 7)7 - AIC:11357.039564921604</text:p>
      <text:p text:style-name="P4">ARIMA(0, 0, 2)x(1, 1, 2, 7)7 - AIC:11247.860130381912</text:p>
      <text:p text:style-name="P4">ARIMA(0, 0, 2)x(1, 2, 0, 7)7 - AIC:11929.851256872364</text:p>
      <text:p text:style-name="P4">ARIMA(0, 0, 2)x(1, 2, 1, 7)7 - AIC:11377.117119701164</text:p>
      <text:p text:style-name="P4">ARIMA(0, 0, 2)x(1, 2, 2, 7)7 - AIC:<text:span text:style-name="T1">11163</text:span>.888877276197</text:p>
      <text:p text:style-name="P4">ARIMA(0, 0, 2)x(2, 0, 0, 7)7 - AIC:11504.826592799662</text:p>
      <text:p text:style-name="P4">ARIMA(0, 0, 2)x(2, 0, 1, 7)7 - AIC:11407.6438674186</text:p>
      <text:p text:style-name="P4">ARIMA(0, 0, 2)x(2, 0, 2, 7)7 - AIC:12430.12881018751</text:p>
      <text:p text:style-name="P4">ARIMA(0, 0, 2)x(2, 1, 0, 7)7 - AIC:11324.120183487423</text:p>
      <text:p text:style-name="P4">ARIMA(0, 0, 2)x(2, 1, 1, 7)7 - AIC:11294.03679865021</text:p>
      <text:p text:style-name="P4">ARIMA(0, 0, 2)x(2, 1, 2, 7)7 - AIC:11248.795512616965</text:p>
      <text:p text:style-name="P4">ARIMA(0, 0, 2)x(2, 2, 0, 7)7 - AIC:11598.991298745337</text:p>
      <text:p text:style-name="P4">ARIMA(0, 0, 2)x(2, 2, 1, 7)7 - AIC:11238.615336724808</text:p>
      <text:p text:style-name="P4">ARIMA(0, 0, 2)x(2, 2, 2, 7)7 - AIC:11163.89190786189</text:p>
      <text:p text:style-name="P4">ARIMA(0, 1, 0)x(0, 0, 0, 7)7 - AIC:11701.473737077644</text:p>
      <text:p text:style-name="P4">ARIMA(0, 1, 0)x(0, 0, 1, 7)7 - AIC:11592.008321177007</text:p>
      <text:p text:style-name="P4">ARIMA(0, 1, 0)x(0, 0, 2, 7)7 - AIC:11479.921470791374</text:p>
      <text:p text:style-name="P4">ARIMA(0, 1, 0)x(0, 1, 0, 7)7 - AIC:12080.682314375113</text:p>
      <text:p text:style-name="P4">ARIMA(0, 1, 0)x(0, 1, 1, 7)7 - AIC:11524.191120827896</text:p>
      <text:p text:style-name="P4">ARIMA(0, 1, 0)x(0, 1, 2, 7)7 - AIC:11375.42888279985</text:p>
      <text:p text:style-name="P4">ARIMA(0, 1, 0)x(0, 2, 0, 7)7 - AIC:12731.746436742738</text:p>
      <text:p text:style-name="P4">ARIMA(0, 1, 0)x(0, 2, 1, 7)7 - AIC:11933.6636863741</text:p>
      <text:p text:style-name="P4">ARIMA(0, 1, 0)x(0, 2, 2, 7)7 - AIC:11612.27608150212</text:p>
      <text:p text:style-name="P4">ARIMA(0, 1, 0)x(1, 0, 0, 7)7 - AIC:11607.664441765814</text:p>
      <text:p text:style-name="P4">ARIMA(0, 1, 0)x(1, 0, 1, 7)7 - AIC:11593.687836851203</text:p>
      <text:p text:style-name="P4">ARIMA(0, 1, 0)x(1, 0, 2, 7)7 - AIC:11480.131832479357</text:p>
      <text:p text:style-name="P4">ARIMA(0, 1, 0)x(1, 1, 0, 7)7 - AIC:11741.149577210783</text:p>
      <text:p text:style-name="P4">ARIMA(0, 1, 0)x(1, 1, 1, 7)7 - AIC:11486.985619545085</text:p>
      <text:p text:style-name="P4">ARIMA(0, 1, 0)x(1, 1, 2, 7)7 - AIC:11393.589946878257</text:p>
      <text:p text:style-name="P4">ARIMA(0, 1, 0)x(1, 2, 0, 7)7 - AIC:12185.745934341816</text:p>
      <text:p text:style-name="P4">ARIMA(0, 1, 0)x(1, 2, 1, 7)7 - AIC:11709.047638855724</text:p>
      <text:p text:style-name="P4">ARIMA(0, 1, 0)x(1, 2, 2, 7)7 - AIC:11470.234894771525</text:p>
      <text:p text:style-name="P4">ARIMA(0, 1, 0)x(2, 0, 0, 7)7 - AIC:11495.601214779155</text:p>
      <text:p text:style-name="P4">ARIMA(0, 1, 0)x(2, 0, 1, 7)7 - AIC:11495.379612646233</text:p>
      <text:p text:style-name="P4">ARIMA(0, 1, 0)x(2, 0, 2, 7)7 - AIC:11481.846192060226</text:p>
      <text:p text:style-name="P4">ARIMA(0, 1, 0)x(2, 1, 0, 7)7 - AIC:11537.00778820464</text:p>
      <text:p text:style-name="P4">ARIMA(0, 1, 0)x(2, 1, 1, 7)7 - AIC:11407.582569492499</text:p>
      <text:p text:style-name="P4">ARIMA(0, 1, 0)x(2, 1, 2, 7)7 - AIC:11376.528474454299</text:p>
      <text:p text:style-name="P4">ARIMA(0, 1, 0)x(2, 2, 0, 7)7 - AIC:11837.180340312074</text:p>
      <text:p text:style-name="P4">ARIMA(0, 1, 0)x(2, 2, 1, 7)7 - AIC:11528.438606939464</text:p>
      <text:p text:style-name="P4">ARIMA(0, 1, 0)x(2, 2, 2, 7)7 - AIC:11409.308752891613</text:p>
      <text:p text:style-name="P4">ARIMA(0, 1, 1)x(0, 0, 0, 7)7 - AIC:11533.49692660874</text:p>
      <text:p text:style-name="P4">ARIMA(0, 1, 1)x(0, 0, 1, 7)7 - AIC:11425.20882551307</text:p>
      <text:p text:style-name="P4">ARIMA(0, 1, 1)x(0, 0, 2, 7)7 - AIC:11315.357138771564</text:p>
      <text:p text:style-name="P4">ARIMA(0, 1, 1)x(0, 1, 0, 7)7 - AIC:11860.134577593097</text:p>
      <text:p text:style-name="P4">ARIMA(0, 1, 1)x(0, 1, 1, 7)7 - AIC:11313.945892740268</text:p>
      <text:p text:style-name="P4">ARIMA(0, 1, 1)x(0, 1, 2, 7)7 - AIC:11203.274445821673</text:p>
      <text:p text:style-name="P4">ARIMA(0, 1, 1)x(0, 2, 0, 7)7 - AIC:12479.950057446487</text:p>
      <text:p text:style-name="P4">ARIMA(0, 1, 1)x(0, 2, 1, 7)7 - AIC:11656.050258096851</text:p>
      <text:p text:style-name="P4">ARIMA(0, 1, 1)x(0, 2, 2, 7)7 - AIC:<text:span text:style-name="T1">11140</text:span>.784719456677</text:p>
      <text:p text:style-name="P4">ARIMA(0, 1, 1)x(1, 0, 0, 7)7 - AIC:11455.112032959294</text:p>
      <text:p text:style-name="P4">ARIMA(0, 1, 1)x(1, 0, 1, 7)7 - AIC:11427.210798007318</text:p>
      <text:p text:style-name="P4">ARIMA(0, 1, 1)x(1, 0, 2, 7)7 - AIC:11308.32440279027</text:p>
      <text:p text:style-name="P4">ARIMA(0, 1, 1)x(1, 1, 0, 7)7 - AIC:11586.844638352633</text:p>
      <text:p text:style-name="P4">ARIMA(0, 1, 1)x(1, 1, 1, 7)7 - AIC:11313.103745933224</text:p>
      <text:p text:style-name="P4">ARIMA(0, 1, 1)x(1, 1, 2, 7)7 - AIC:11204.356396805688</text:p>
      <text:p text:style-name="P4">ARIMA(0, 1, 1)x(1, 2, 0, 7)7 - AIC:11993.458174124586</text:p>
      <text:p text:style-name="P4">ARIMA(0, 1, 1)x(1, 2, 1, 7)7 - AIC:11469.883150222515</text:p>
      <text:p text:style-name="P4">ARIMA(0, 1, 1)x(1, 2, 2, 7)7 - AIC:<text:span text:style-name="T1">11139</text:span>.591659986174</text:p>
      <text:p text:style-name="P4">ARIMA(0, 1, 1)x(2, 0, 0, 7)7 - AIC:11346.303892143162</text:p>
      <text:p text:style-name="P4">ARIMA(0, 1, 1)x(2, 0, 1, 7)7 - AIC:11340.022142226124</text:p>
      <text:p text:style-name="P4"><text:soft-page-break/>ARIMA(0, 1, 1)x(2, 0, 2, 7)7 - AIC:11308.175465094217</text:p>
      <text:p text:style-name="P4">ARIMA(0, 1, 1)x(2, 1, 0, 7)7 - AIC:11377.465266745228</text:p>
      <text:p text:style-name="P4">ARIMA(0, 1, 1)x(2, 1, 1, 7)7 - AIC:11236.020684971736</text:p>
      <text:p text:style-name="P4">ARIMA(0, 1, 1)x(2, 1, 2, 7)7 - AIC:11204.909213691317</text:p>
      <text:p text:style-name="P4">ARIMA(0, 1, 1)x(2, 2, 0, 7)7 - AIC:11678.85208849017</text:p>
      <text:p text:style-name="P4">ARIMA(0, 1, 1)x(2, 2, 1, 7)7 - AIC:11292.677065455335</text:p>
      <text:p text:style-name="P4">ARIMA(0, 1, 1)x(2, 2, 2, 7)7 - AIC:11210.059786183481</text:p>
      <text:p text:style-name="P4">ARIMA(0, 1, 2)x(0, 0, 0, 7)7 - AIC:11461.531389338174</text:p>
      <text:p text:style-name="P4">ARIMA(0, 1, 2)x(0, 0, 1, 7)7 - AIC:11354.295772898902</text:p>
      <text:p text:style-name="P4">ARIMA(0, 1, 2)x(0, 0, 2, 7)7 - AIC:11244.563693243312</text:p>
      <text:p text:style-name="P4">ARIMA(0, 1, 2)x(0, 1, 0, 7)7 - AIC:11786.548875102184</text:p>
      <text:p text:style-name="P4">ARIMA(0, 1, 2)x(0, 1, 1, 7)7 - AIC:11248.444770648348</text:p>
      <text:p text:style-name="P4">ARIMA(0, 1, 2)x(0, 1, 2, 7)7 - AIC:11138.023097078592</text:p>
      <text:p text:style-name="P4">ARIMA(0, 1, 2)x(0, 2, 0, 7)7 - AIC:12418.90632592552</text:p>
      <text:p text:style-name="P4">ARIMA(0, 1, 2)x(0, 2, 1, 7)7 - AIC:11579.731939690246</text:p>
      <text:p text:style-name="P4">ARIMA(0, 1, 2)x(0, 2, 2, 7)7 - AIC:<text:span text:style-name="T1">11120</text:span>.924119577769</text:p>
      <text:p text:style-name="P4">ARIMA(0, 1, 2)x(1, 0, 0, 7)7 - AIC:11401.054065191192</text:p>
      <text:p text:style-name="P4">ARIMA(0, 1, 2)x(1, 0, 1, 7)7 - AIC:11356.123025550152</text:p>
      <text:p text:style-name="P4">ARIMA(0, 1, 2)x(1, 0, 2, 7)7 - AIC:11240.230134053818</text:p>
      <text:p text:style-name="P4">ARIMA(0, 1, 2)x(1, 1, 0, 7)7 - AIC:11569.115900162227</text:p>
      <text:p text:style-name="P4">ARIMA(0, 1, 2)x(1, 1, 1, 7)7 - AIC:11247.318078660282</text:p>
      <text:p text:style-name="P4">ARIMA(0, 1, 2)x(1, 1, 2, 7)7 - AIC:11138.858297492292</text:p>
      <text:p text:style-name="P4">ARIMA(0, 1, 2)x(1, 2, 0, 7)7 - AIC:12091.943924778556</text:p>
      <text:p text:style-name="P4">ARIMA(0, 1, 2)x(1, 2, 1, 7)7 - AIC:11377.835735014458</text:p>
      <text:p text:style-name="P4">ARIMA(0, 1, 2)x(1, 2, 2, 7)7 - AIC:11170.254928428612</text:p>
      <text:p text:style-name="P2">ARIMA(0, 1, 2)x(2, 0, 0, 7)7 - AIC:11291.078649595383</text:p>
      <text:p text:style-name="P4">ARIMA(0, 1, 2)x(2, 0, 1, 7)7 - AIC:11286.888715129062</text:p>
      <text:p text:style-name="P4">ARIMA(0, 1, 2)x(2, 0, 2, 7)7 - AIC:11241.996057983004</text:p>
      <text:p text:style-name="P4">ARIMA(0, 1, 2)x(2, 1, 0, 7)7 - AIC:11314.020516723202</text:p>
      <text:p text:style-name="P4">ARIMA(0, 1, 2)x(2, 1, 1, 7)7 - AIC:11186.606102555807</text:p>
      <text:p text:style-name="P4">ARIMA(0, 1, 2)x(2, 1, 2, 7)7 - AIC:11139.562025730502</text:p>
      <text:p text:style-name="P4">ARIMA(0, 1, 2)x(2, 2, 0, 7)7 - AIC:11599.15112946231</text:p>
      <text:p text:style-name="P4">ARIMA(0, 1, 2)x(2, 2, 1, 7)7 - AIC:11231.705880253176</text:p>
      <text:p text:style-name="P4">ARIMA(0, 1, 2)x(2, 2, 2, 7)7 - AIC:<text:span text:style-name="T1">11113</text:span>.014505164248</text:p>
      <text:p text:style-name="P4">ARIMA(0, 2, 0)x(0, 0, 0, 7)7 - AIC:12348.41303205183</text:p>
      <text:p text:style-name="P4">ARIMA(0, 2, 0)x(0, 0, 1, 7)7 - AIC:12230.06879250698</text:p>
      <text:p text:style-name="P4">ARIMA(0, 2, 0)x(0, 0, 2, 7)7 - AIC:12111.760326695208</text:p>
      <text:p text:style-name="P4">ARIMA(0, 2, 0)x(0, 1, 0, 7)7 - AIC:12744.553867050774</text:p>
      <text:p text:style-name="P4">ARIMA(0, 2, 0)x(0, 1, 1, 7)7 - AIC:12127.509606499909</text:p>
      <text:p text:style-name="P4">ARIMA(0, 2, 0)x(0, 1, 2, 7)7 - AIC:12107.322355220309</text:p>
      <text:p text:style-name="P4">ARIMA(0, 2, 0)x(0, 2, 0, 7)7 - AIC:13393.633010912421</text:p>
      <text:p text:style-name="P4">ARIMA(0, 2, 0)x(0, 2, 1, 7)7 - AIC:12520.082350091885</text:p>
      <text:p text:style-name="P4">ARIMA(0, 2, 0)x(0, 2, 2, 7)7 - AIC:11933.555047576076</text:p>
      <text:p text:style-name="P4">ARIMA(0, 2, 0)x(1, 0, 0, 7)7 - AIC:12246.53144646823</text:p>
      <text:p text:style-name="P4">ARIMA(0, 2, 0)x(1, 0, 1, 7)7 - AIC:12231.06989950705</text:p>
      <text:p text:style-name="P4">ARIMA(0, 2, 0)x(1, 0, 2, 7)7 - AIC:12113.472957042075</text:p>
      <text:p text:style-name="P4">ARIMA(0, 2, 0)x(1, 1, 0, 7)7 - AIC:12385.744574210978</text:p>
      <text:p text:style-name="P4">ARIMA(0, 2, 0)x(1, 1, 1, 7)7 - AIC:12157.59717251771</text:p>
      <text:p text:style-name="P4">ARIMA(0, 2, 0)x(1, 1, 2, 7)7 - AIC:12004.976925102019</text:p>
      <text:p text:style-name="P4">ARIMA(0, 2, 0)x(1, 2, 0, 7)7 - AIC:12826.694374551447</text:p>
      <text:p text:style-name="P4">ARIMA(0, 2, 0)x(1, 2, 1, 7)7 - AIC:12400.777469123099</text:p>
      <text:p text:style-name="P4">ARIMA(0, 2, 0)x(1, 2, 2, 7)7 - AIC:12192.898826735465</text:p>
      <text:p text:style-name="P4">ARIMA(0, 2, 0)x(2, 0, 0, 7)7 - AIC:12128.842538730658</text:p>
      <text:p text:style-name="P4">ARIMA(0, 2, 0)x(2, 0, 1, 7)7 - AIC:12130.25748404481</text:p>
      <text:p text:style-name="P4">ARIMA(0, 2, 0)x(2, 0, 2, 7)7 - AIC:12114.74743204576</text:p>
      <text:p text:style-name="P4">ARIMA(0, 2, 0)x(2, 1, 0, 7)7 - AIC:12174.72693010519</text:p>
      <text:p text:style-name="P4">ARIMA(0, 2, 0)x(2, 1, 1, 7)7 - AIC:12039.67465898484</text:p>
      <text:p text:style-name="P4">ARIMA(0, 2, 0)x(2, 1, 2, 7)7 - AIC:12023.317083422175</text:p>
      <text:p text:style-name="P4">ARIMA(0, 2, 0)x(2, 2, 0, 7)7 - AIC:12458.298348345777</text:p>
      <text:p text:style-name="P4">ARIMA(0, 2, 0)x(2, 2, 1, 7)7 - AIC:12168.16264798696</text:p>
      <text:p text:style-name="P4">ARIMA(0, 2, 0)x(2, 2, 2, 7)7 - AIC:12079.979698913194</text:p>
      <text:p text:style-name="P4">ARIMA(0, 2, 1)x(0, 0, 0, 7)7 - AIC:11704.887282201025</text:p>
      <text:p text:style-name="P4">ARIMA(0, 2, 1)x(0, 0, 1, 7)7 - AIC:11593.412416861554</text:p>
      <text:p text:style-name="P4">ARIMA(0, 2, 1)x(0, 0, 2, 7)7 - AIC:11479.966990118954</text:p>
      <text:p text:style-name="P4"><text:soft-page-break/>ARIMA(0, 2, 1)x(0, 1, 0, 7)7 - AIC:12074.248087617096</text:p>
      <text:p text:style-name="P4">ARIMA(0, 2, 1)x(0, 1, 1, 7)7 - AIC:11467.888310178432</text:p>
      <text:p text:style-name="P4">ARIMA(0, 2, 1)x(0, 1, 2, 7)7 - AIC:11578.079358326193</text:p>
      <text:p text:style-name="P4">ARIMA(0, 2, 1)x(0, 2, 0, 7)7 - AIC:12719.90806842448</text:p>
      <text:p text:style-name="P4">ARIMA(0, 2, 1)x(0, 2, 1, 7)7 - AIC:12248.186886561354</text:p>
      <text:p text:style-name="P4">ARIMA(0, 2, 1)x(0, 2, 2, 7)7 - AIC:11293.905701935302</text:p>
      <text:p text:style-name="P4">ARIMA(0, 2, 1)x(1, 0, 0, 7)7 - AIC:11625.75187256372</text:p>
      <text:p text:style-name="P4">ARIMA(0, 2, 1)x(1, 0, 1, 7)7 - AIC:11594.600474139997</text:p>
      <text:p text:style-name="P4">ARIMA(0, 2, 1)x(1, 0, 2, 7)7 - AIC:11481.492514677675</text:p>
      <text:p text:style-name="P4">ARIMA(0, 2, 1)x(1, 1, 0, 7)7 - AIC:11832.170888656168</text:p>
      <text:p text:style-name="P4">ARIMA(0, 2, 1)x(1, 1, 1, 7)7 - AIC:11695.476788754306</text:p>
      <text:p text:style-name="P4">ARIMA(0, 2, 1)x(1, 1, 2, 7)7 - AIC:11358.018149574698</text:p>
      <text:p text:style-name="P4">ARIMA(0, 2, 1)x(1, 2, 0, 7)7 - AIC:12175.709827947487</text:p>
      <text:p text:style-name="P4">ARIMA(0, 2, 1)x(1, 2, 1, 7)7 - AIC:11617.754687286113</text:p>
      <text:p text:style-name="P4">ARIMA(0, 2, 1)x(1, 2, 2, 7)7 - AIC:11317.751654474432</text:p>
      <text:p text:style-name="P4">ARIMA(0, 2, 1)x(2, 0, 0, 7)7 - AIC:11512.46626919619</text:p>
      <text:p text:style-name="P4">ARIMA(0, 2, 1)x(2, 0, 1, 7)7 - AIC:11513.922641766461</text:p>
      <text:p text:style-name="P4">ARIMA(0, 2, 1)x(2, 0, 2, 7)7 - AIC:11460.37550136318</text:p>
      <text:p text:style-name="P4">ARIMA(0, 2, 1)x(2, 1, 0, 7)7 - AIC:11527.859928871334</text:p>
      <text:p text:style-name="P4">ARIMA(0, 2, 1)x(2, 1, 1, 7)7 - AIC:11387.36363348422</text:p>
      <text:p text:style-name="P4">ARIMA(0, 2, 1)x(2, 1, 2, 7)7 - AIC:11498.358682991791</text:p>
      <text:p text:style-name="P4">ARIMA(0, 2, 1)x(2, 2, 0, 7)7 - AIC:12168.556190465239</text:p>
      <text:p text:style-name="P4">ARIMA(0, 2, 1)x(2, 2, 1, 7)7 - AIC:11446.125575837086</text:p>
      <text:p text:style-name="P4">ARIMA(0, 2, 1)x(2, 2, 2, 7)7 - AIC:11987.998486850705</text:p>
      <text:p text:style-name="P4">ARIMA(0, 2, 2)x(0, 0, 0, 7)7 - AIC:11542.726673604913</text:p>
      <text:p text:style-name="P4">ARIMA(0, 2, 2)x(0, 0, 1, 7)7 - AIC:11432.923885597418</text:p>
      <text:p text:style-name="P4">ARIMA(0, 2, 2)x(0, 0, 2, 7)7 - AIC:11321.324298160014</text:p>
      <text:p text:style-name="P4">ARIMA(0, 2, 2)x(0, 1, 0, 7)7 - AIC:11844.51223989699</text:p>
      <text:p text:style-name="P4">ARIMA(0, 2, 2)x(0, 1, 1, 7)7 - AIC:11450.434009098955</text:p>
      <text:p text:style-name="P4">ARIMA(0, 2, 2)x(0, 1, 2, 7)7 - AIC:11335.729357744487</text:p>
      <text:p text:style-name="P4">ARIMA(0, 2, 2)x(0, 2, 0, 7)7 - AIC:12454.567067635493</text:p>
      <text:p text:style-name="P4">ARIMA(0, 2, 2)x(0, 2, 1, 7)7 - AIC:11933.63616680467</text:p>
      <text:p text:style-name="P4">ARIMA(0, 2, 2)x(0, 2, 2, 7)7 - AIC:11721.563632665624</text:p>
      <text:p text:style-name="P4">ARIMA(0, 2, 2)x(1, 0, 0, 7)7 - AIC:11448.773250418202</text:p>
      <text:p text:style-name="P4">ARIMA(0, 2, 2)x(1, 0, 1, 7)7 - AIC:11434.981825486595</text:p>
      <text:p text:style-name="P4">ARIMA(0, 2, 2)x(1, 0, 2, 7)7 - AIC:11319.040028958116</text:p>
      <text:p text:style-name="P4">ARIMA(0, 2, 2)x(1, 1, 0, 7)7 - AIC:11630.067021212819</text:p>
      <text:p text:style-name="P4">ARIMA(0, 2, 2)x(1, 1, 1, 7)7 - AIC:11450.702429633571</text:p>
      <text:p text:style-name="P4">ARIMA(0, 2, 2)x(1, 1, 2, 7)7 - AIC:11315.184087016585</text:p>
      <text:p text:style-name="P4">ARIMA(0, 2, 2)x(1, 2, 0, 7)7 - AIC:12120.319932155024</text:p>
      <text:p text:style-name="P4">ARIMA(0, 2, 2)x(1, 2, 1, 7)7 - AIC:11878.59626978351</text:p>
      <text:p text:style-name="P4">ARIMA(0, 2, 2)x(1, 2, 2, 7)7 - AIC:11721.71782497909</text:p>
      <text:p text:style-name="P4">ARIMA(0, 2, 2)x(2, 0, 0, 7)7 - AIC:11369.36519816164</text:p>
      <text:p text:style-name="P4">ARIMA(0, 2, 2)x(2, 0, 1, 7)7 - AIC:11367.396580604522</text:p>
      <text:p text:style-name="P4">ARIMA(0, 2, 2)x(2, 0, 2, 7)7 - AIC:11320.952136221375</text:p>
      <text:p text:style-name="P4">ARIMA(0, 2, 2)x(2, 1, 0, 7)7 - AIC:11455.546184403851</text:p>
      <text:p text:style-name="P4">ARIMA(0, 2, 2)x(2, 1, 1, 7)7 - AIC:11384.817963693478</text:p>
      <text:p text:style-name="P4">ARIMA(0, 2, 2)x(2, 1, 2, 7)7 - AIC:11336.90302198536</text:p>
      <text:p text:style-name="P4">ARIMA(0, 2, 2)x(2, 2, 0, 7)7 - AIC:11900.216994111715</text:p>
      <text:p text:style-name="P4">ARIMA(0, 2, 2)x(2, 2, 1, 7)7 - AIC:11789.0605755088</text:p>
      <text:p text:style-name="P4">ARIMA(0, 2, 2)x(2, 2, 2, 7)7 - AIC:11723.143641362127</text:p>
      <text:p text:style-name="P4">ARIMA(1, 0, 0)x(0, 0, 0, 7)7 - AIC:11711.593880903889</text:p>
      <text:p text:style-name="P4">ARIMA(1, 0, 0)x(0, 0, 1, 7)7 - AIC:11602.425152790904</text:p>
      <text:p text:style-name="P4">ARIMA(1, 0, 0)x(0, 0, 2, 7)7 - AIC:11489.1016800248</text:p>
      <text:p text:style-name="P4">ARIMA(1, 0, 0)x(0, 1, 0, 7)7 - AIC:11811.81332812454</text:p>
      <text:p text:style-name="P4">ARIMA(1, 0, 0)x(0, 1, 1, 7)7 - AIC:11375.12580990318</text:p>
      <text:p text:style-name="P4">ARIMA(1, 0, 0)x(0, 1, 2, 7)7 - AIC:11260.362616398448</text:p>
      <text:p text:style-name="P4">ARIMA(1, 0, 0)x(0, 2, 0, 7)7 - AIC:12448.451470671838</text:p>
      <text:p text:style-name="P4">ARIMA(1, 0, 0)x(0, 2, 1, 7)7 - AIC:11611.382783850142</text:p>
      <text:p text:style-name="P4">ARIMA(1, 0, 0)x(0, 2, 2, 7)7 - AIC:11185.077580257815</text:p>
      <text:p text:style-name="P4">ARIMA(1, 0, 0)x(1, 0, 0, 7)7 - AIC:11602.404598469646</text:p>
      <text:p text:style-name="P4">ARIMA(1, 0, 0)x(1, 0, 1, 7)7 - AIC:11496.87774602828</text:p>
      <text:p text:style-name="P4">ARIMA(1, 0, 0)x(1, 0, 2, 7)7 - AIC:11383.366566729004</text:p>
      <text:p text:style-name="P4">ARIMA(1, 0, 0)x(1, 1, 0, 7)7 - AIC:11489.533619674788</text:p>
      <text:p text:style-name="P4"><text:soft-page-break/>ARIMA(1, 0, 0)x(1, 1, 1, 7)7 - AIC:11371.345397801086</text:p>
      <text:p text:style-name="P4">ARIMA(1, 0, 0)x(1, 1, 2, 7)7 - AIC:11262.323078290965</text:p>
      <text:p text:style-name="P4">ARIMA(1, 0, 0)x(1, 2, 0, 7)7 - AIC:11912.291686548244</text:p>
      <text:p text:style-name="P4">ARIMA(1, 0, 0)x(1, 2, 1, 7)7 - AIC:11406.761963503226</text:p>
      <text:p text:style-name="P4">ARIMA(1, 0, 0)x(1, 2, 2, 7)7 - AIC:11180.653893544642</text:p>
      <text:p text:style-name="P4">ARIMA(1, 0, 0)x(2, 0, 0, 7)7 - AIC:11484.975817440394</text:p>
      <text:p text:style-name="P4">ARIMA(1, 0, 0)x(2, 0, 1, 7)7 - AIC:11382.936189072472</text:p>
      <text:p text:style-name="P4">ARIMA(1, 0, 0)x(2, 0, 2, 7)7 - AIC:11384.849206222972</text:p>
      <text:p text:style-name="P4">ARIMA(1, 0, 0)x(2, 1, 0, 7)7 - AIC:11303.119573479307</text:p>
      <text:p text:style-name="P4">ARIMA(1, 0, 0)x(2, 1, 1, 7)7 - AIC:11261.83316191403</text:p>
      <text:p text:style-name="P4">ARIMA(1, 0, 0)x(2, 1, 2, 7)7 - AIC:11263.196972176536</text:p>
      <text:p text:style-name="P4">ARIMA(1, 0, 0)x(2, 2, 0, 7)7 - AIC:11582.524740065555</text:p>
      <text:p text:style-name="P4">ARIMA(1, 0, 0)x(2, 2, 1, 7)7 - AIC:11217.569621614623</text:p>
      <text:p text:style-name="P4">ARIMA(1, 0, 0)x(2, 2, 2, 7)7 - AIC:11257.983971819333</text:p>
      <text:p text:style-name="P4">ARIMA(1, 0, 1)x(0, 0, 0, 7)7 - AIC:11552.855461426247</text:p>
      <text:p text:style-name="P4">ARIMA(1, 0, 1)x(0, 0, 1, 7)7 - AIC:11444.403883170504</text:p>
      <text:p text:style-name="P4">ARIMA(1, 0, 1)x(0, 0, 2, 7)7 - AIC:11334.358668787045</text:p>
      <text:p text:style-name="P4">ARIMA(1, 0, 1)x(0, 1, 0, 7)7 - AIC:11797.702240149174</text:p>
      <text:p text:style-name="P4">ARIMA(1, 0, 1)x(0, 1, 1, 7)7 - AIC:11327.488505429235</text:p>
      <text:p text:style-name="P4">ARIMA(1, 0, 1)x(0, 1, 2, 7)7 - AIC:11216.503332188078</text:p>
      <text:p text:style-name="P4">ARIMA(1, 0, 1)x(0, 2, 0, 7)7 - AIC:12433.243073904736</text:p>
      <text:p text:style-name="P4">ARIMA(1, 0, 1)x(0, 2, 1, 7)7 - AIC:11597.058959953605</text:p>
      <text:p text:style-name="P4">ARIMA(1, 0, 1)x(0, 2, 2, 7)7 - AIC:11154.228942548736</text:p>
      <text:p text:style-name="P4">ARIMA(1, 0, 1)x(1, 0, 0, 7)7 - AIC:11460.109421675748</text:p>
      <text:p text:style-name="P4">ARIMA(1, 0, 1)x(1, 0, 1, 7)7 - AIC:11441.548198586628</text:p>
      <text:p text:style-name="P4">ARIMA(1, 0, 1)x(1, 0, 2, 7)7 - AIC:11327.673177527322</text:p>
      <text:p text:style-name="P4">ARIMA(1, 0, 1)x(1, 1, 0, 7)7 - AIC:11491.45749113437</text:p>
      <text:p text:style-name="P4">ARIMA(1, 0, 1)x(1, 1, 1, 7)7 - AIC:11326.985252807674</text:p>
      <text:p text:style-name="P4">ARIMA(1, 0, 1)x(1, 1, 2, 7)7 - AIC:11219.129532506995</text:p>
      <text:p text:style-name="P4">ARIMA(1, 0, 1)x(1, 2, 0, 7)7 - AIC:11914.222670283902</text:p>
      <text:p text:style-name="P4">ARIMA(1, 0, 1)x(1, 2, 1, 7)7 - AIC:11392.480664139392</text:p>
      <text:p text:style-name="P4">ARIMA(1, 0, 1)x(1, 2, 2, 7)7 - AIC:11155.162429562028</text:p>
      <text:p text:style-name="P4">ARIMA(1, 0, 1)x(2, 0, 0, 7)7 - AIC:11349.620100728474</text:p>
      <text:p text:style-name="P4">ARIMA(1, 0, 1)x(2, 0, 1, 7)7 - AIC:11343.559467102881</text:p>
      <text:p text:style-name="P4">ARIMA(1, 0, 1)x(2, 0, 2, 7)7 - AIC:11329.599056227762</text:p>
      <text:p text:style-name="P4">ARIMA(1, 0, 1)x(2, 1, 0, 7)7 - AIC:11304.401249653183</text:p>
      <text:p text:style-name="P4">ARIMA(1, 0, 1)x(2, 1, 1, 7)7 - AIC:11233.783293492648</text:p>
      <text:p text:style-name="P4">ARIMA(1, 0, 1)x(2, 1, 2, 7)7 - AIC:11263.26908354837</text:p>
      <text:p text:style-name="P4">ARIMA(1, 0, 1)x(2, 2, 0, 7)7 - AIC:11584.229732804126</text:p>
      <text:p text:style-name="P4">ARIMA(1, 0, 1)x(2, 2, 1, 7)7 - AIC:11218.868124643834</text:p>
      <text:p text:style-name="P4">ARIMA(1, 0, 1)x(2, 2, 2, 7)7 - AIC:11319.34726702126</text:p>
      <text:p text:style-name="P4">ARIMA(1, 0, 2)x(0, 0, 0, 7)7 - AIC:11480.70240044122</text:p>
      <text:p text:style-name="P4">ARIMA(1, 0, 2)x(0, 0, 1, 7)7 - AIC:11373.204901780213</text:p>
      <text:p text:style-name="P4">ARIMA(1, 0, 2)x(0, 0, 2, 7)7 - AIC:11263.482955489591</text:p>
      <text:p text:style-name="P4">ARIMA(1, 0, 2)x(0, 1, 0, 7)7 - AIC:11782.986630072794</text:p>
      <text:p text:style-name="P4">ARIMA(1, 0, 2)x(0, 1, 1, 7)7 - AIC:11368.343286488182</text:p>
      <text:p text:style-name="P4">ARIMA(1, 0, 2)x(0, 1, 2, 7)7 - AIC:11153.705004297099</text:p>
      <text:p text:style-name="P4">ARIMA(1, 0, 2)x(0, 2, 0, 7)7 - AIC:12417.248559217678</text:p>
      <text:p text:style-name="P4">ARIMA(1, 0, 2)x(0, 2, 1, 7)7 - AIC:11582.021678169043</text:p>
      <text:p text:style-name="P4">ARIMA(1, 0, 2)x(0, 2, 2, 7)7 - AIC:11377.742044712617</text:p>
      <text:p text:style-name="P2">ARIMA(1, 0, 2)x(1, 0, 0, 7)7 - AIC:11404.511890662037</text:p>
      <text:p text:style-name="P4">ARIMA(1, 0, 2)x(1, 0, 1, 7)7 - AIC:11372.218711486956</text:p>
      <text:p text:style-name="P4">ARIMA(1, 0, 2)x(1, 0, 2, 7)7 - AIC:11259.730250156474</text:p>
      <text:p text:style-name="P4">ARIMA(1, 0, 2)x(1, 1, 0, 7)7 - AIC:11493.025098579812</text:p>
      <text:p text:style-name="P4">ARIMA(1, 0, 2)x(1, 1, 1, 7)7 - AIC:11368.377769047262</text:p>
      <text:p text:style-name="P4">ARIMA(1, 0, 2)x(1, 1, 2, 7)7 - AIC:11211.685684820708</text:p>
      <text:p text:style-name="P4">ARIMA(1, 0, 2)x(1, 2, 0, 7)7 - AIC:11907.162355020562</text:p>
      <text:p text:style-name="P4">ARIMA(1, 0, 2)x(1, 2, 1, 7)7 - AIC:11377.830827153843</text:p>
      <text:p text:style-name="P4">ARIMA(1, 0, 2)x(1, 2, 2, 7)7 - AIC:11535.889950285946</text:p>
      <text:p text:style-name="P4">ARIMA(1, 0, 2)x(2, 0, 0, 7)7 - AIC:11294.402158308014</text:p>
      <text:p text:style-name="P4">ARIMA(1, 0, 2)x(2, 0, 1, 7)7 - AIC:11290.727910453272</text:p>
      <text:p text:style-name="P4">ARIMA(1, 0, 2)x(2, 0, 2, 7)7 - AIC:11261.42432926056</text:p>
      <text:p text:style-name="P4">ARIMA(1, 0, 2)x(2, 1, 0, 7)7 - AIC:11306.380964412767</text:p>
      <text:p text:style-name="P4">ARIMA(1, 0, 2)x(2, 1, 1, 7)7 - AIC:11186.389586512501</text:p>
      <text:p text:style-name="P4"><text:soft-page-break/>ARIMA(1, 0, 2)x(2, 1, 2, 7)7 - AIC:11240.758626261157</text:p>
      <text:p text:style-name="P4">ARIMA(1, 0, 2)x(2, 2, 0, 7)7 - AIC:11585.015695218175</text:p>
      <text:p text:style-name="P4">ARIMA(1, 0, 2)x(2, 2, 1, 7)7 - AIC:11220.864762994257</text:p>
      <text:p text:style-name="P4">ARIMA(1, 0, 2)x(2, 2, 2, 7)7 - AIC:11657.339445303913</text:p>
      <text:p text:style-name="P4">ARIMA(1, 1, 0)x(0, 0, 0, 7)7 - AIC:11639.560625724134</text:p>
      <text:p text:style-name="P4">ARIMA(1, 1, 0)x(0, 0, 1, 7)7 - AIC:11530.869443899974</text:p>
      <text:p text:style-name="P4">ARIMA(1, 1, 0)x(0, 0, 2, 7)7 - AIC:11419.173930319615</text:p>
      <text:p text:style-name="P4">ARIMA(1, 1, 0)x(0, 1, 0, 7)7 - AIC:11994.946269772157</text:p>
      <text:p text:style-name="P4">ARIMA(1, 1, 0)x(0, 1, 1, 7)7 - AIC:11422.717959957206</text:p>
      <text:p text:style-name="P4">ARIMA(1, 1, 0)x(0, 1, 2, 7)7 - AIC:11311.659579241843</text:p>
      <text:p text:style-name="P4">ARIMA(1, 1, 0)x(0, 2, 0, 7)7 - AIC:12639.7232185305</text:p>
      <text:p text:style-name="P4">ARIMA(1, 1, 0)x(0, 2, 1, 7)7 - AIC:11789.199328231756</text:p>
      <text:p text:style-name="P4">ARIMA(1, 1, 0)x(0, 2, 2, 7)7 - AIC:11858.56656909108</text:p>
      <text:p text:style-name="P4">ARIMA(1, 1, 0)x(1, 0, 0, 7)7 - AIC:11530.86097648013</text:p>
      <text:p text:style-name="P4">ARIMA(1, 1, 0)x(1, 0, 1, 7)7 - AIC:11528.411356682533</text:p>
      <text:p text:style-name="P4">ARIMA(1, 1, 0)x(1, 0, 2, 7)7 - AIC:11415.72383507516</text:p>
      <text:p text:style-name="P4">ARIMA(1, 1, 0)x(1, 1, 0, 7)7 - AIC:11654.541176727294</text:p>
      <text:p text:style-name="P4">ARIMA(1, 1, 0)x(1, 1, 1, 7)7 - AIC:11422.972544239652</text:p>
      <text:p text:style-name="P4">ARIMA(1, 1, 0)x(1, 1, 2, 7)7 - AIC:11312.228503449769</text:p>
      <text:p text:style-name="P4">ARIMA(1, 1, 0)x(1, 2, 0, 7)7 - AIC:12094.126859502376</text:p>
      <text:p text:style-name="P4">ARIMA(1, 1, 0)x(1, 2, 1, 7)7 - AIC:11568.67239298199</text:p>
      <text:p text:style-name="P4">ARIMA(1, 1, 0)x(1, 2, 2, 7)7 - AIC:11247.237630835458</text:p>
      <text:p text:style-name="P4">ARIMA(1, 1, 0)x(2, 0, 0, 7)7 - AIC:11418.75531001906</text:p>
      <text:p text:style-name="P4">ARIMA(1, 1, 0)x(2, 0, 1, 7)7 - AIC:11415.589913025873</text:p>
      <text:p text:style-name="P4">ARIMA(1, 1, 0)x(2, 0, 2, 7)7 - AIC:11417.583644673254</text:p>
      <text:p text:style-name="P4">ARIMA(1, 1, 0)x(2, 1, 0, 7)7 - AIC:11451.411759487095</text:p>
      <text:p text:style-name="P4">ARIMA(1, 1, 0)x(2, 1, 1, 7)7 - AIC:11313.198249437117</text:p>
      <text:p text:style-name="P4">ARIMA(1, 1, 0)x(2, 1, 2, 7)7 - AIC:11313.42678400088</text:p>
      <text:p text:style-name="P4">ARIMA(1, 1, 0)x(2, 2, 0, 7)7 - AIC:11758.62892966281</text:p>
      <text:p text:style-name="P4">ARIMA(1, 1, 0)x(2, 2, 1, 7)7 - AIC:11364.121271805576</text:p>
      <text:p text:style-name="P4">ARIMA(1, 1, 0)x(2, 2, 2, 7)7 - AIC:11860.92695245049</text:p>
      <text:p text:style-name="P4">ARIMA(1, 1, 1)x(0, 0, 0, 7)7 - AIC:11474.299021037583</text:p>
      <text:p text:style-name="P4">ARIMA(1, 1, 1)x(0, 0, 1, 7)7 - AIC:11372.270006245413</text:p>
      <text:p text:style-name="P4">ARIMA(1, 1, 1)x(0, 0, 2, 7)7 - AIC:11261.834154064509</text:p>
      <text:p text:style-name="P4">ARIMA(1, 1, 1)x(0, 1, 0, 7)7 - AIC:11798.42051946251</text:p>
      <text:p text:style-name="P4">ARIMA(1, 1, 1)x(0, 1, 1, 7)7 - AIC:11261.427469498596</text:p>
      <text:p text:style-name="P4">ARIMA(1, 1, 1)x(0, 1, 2, 7)7 - AIC:11152.03396453127</text:p>
      <text:p text:style-name="P4">ARIMA(1, 1, 1)x(0, 2, 0, 7)7 - AIC:12420.555278146076</text:p>
      <text:p text:style-name="P4">ARIMA(1, 1, 1)x(0, 2, 1, 7)7 - AIC:11589.075730567725</text:p>
      <text:p text:style-name="P4">ARIMA(1, 1, 1)x(0, 2, 2, 7)7 - AIC:<text:span text:style-name="T1">11089</text:span>.634892601633</text:p>
      <text:p text:style-name="P4">ARIMA(1, 1, 1)x(1, 0, 0, 7)7 - AIC:11383.021250046926</text:p>
      <text:p text:style-name="P4">ARIMA(1, 1, 1)x(1, 0, 1, 7)7 - AIC:11374.27780151198</text:p>
      <text:p text:style-name="P4">ARIMA(1, 1, 1)x(1, 0, 2, 7)7 - AIC:11257.96306617399</text:p>
      <text:p text:style-name="P4">ARIMA(1, 1, 1)x(1, 1, 0, 7)7 - AIC:11549.840789310487</text:p>
      <text:p text:style-name="P4">ARIMA(1, 1, 1)x(1, 1, 1, 7)7 - AIC:11261.402177047436</text:p>
      <text:p text:style-name="P4">ARIMA(1, 1, 1)x(1, 1, 2, 7)7 - AIC:11152.637925567455</text:p>
      <text:p text:style-name="P4">ARIMA(1, 1, 1)x(1, 2, 0, 7)7 - AIC:12073.949575148796</text:p>
      <text:p text:style-name="P4">ARIMA(1, 1, 1)x(1, 2, 1, 7)7 - AIC:11383.333945829787</text:p>
      <text:p text:style-name="P4">ARIMA(1, 1, 1)x(1, 2, 2, 7)7 - AIC:11299.692909415815</text:p>
      <text:p text:style-name="P4">ARIMA(1, 1, 1)x(2, 0, 0, 7)7 - AIC:11277.033631757096</text:p>
      <text:p text:style-name="P4">ARIMA(1, 1, 1)x(2, 0, 1, 7)7 - AIC:11273.480369455174</text:p>
      <text:p text:style-name="P4">ARIMA(1, 1, 1)x(2, 0, 2, 7)7 - AIC:11253.929093715517</text:p>
      <text:p text:style-name="P4">ARIMA(1, 1, 1)x(2, 1, 0, 7)7 - AIC:11286.85875000213</text:p>
      <text:p text:style-name="P4">ARIMA(1, 1, 1)x(2, 1, 1, 7)7 - AIC:11169.156778356839</text:p>
      <text:p text:style-name="P4">ARIMA(1, 1, 1)x(2, 1, 2, 7)7 - AIC:11153.410076528457</text:p>
      <text:p text:style-name="P4">ARIMA(1, 1, 1)x(2, 2, 0, 7)7 - AIC:11573.120718036083</text:p>
      <text:p text:style-name="P4">ARIMA(1, 1, 1)x(2, 2, 1, 7)7 - AIC:11469.115694129394</text:p>
      <text:p text:style-name="P4">ARIMA(1, 1, 1)x(2, 2, 2, 7)7 - AIC:11320.094866071293</text:p>
      <text:p text:style-name="P4">ARIMA(1, 1, 2)x(0, 0, 0, 7)7 - AIC:11475.269637264355</text:p>
      <text:p text:style-name="P4">ARIMA(1, 1, 2)x(0, 0, 1, 7)7 - AIC:11352.667399884715</text:p>
      <text:p text:style-name="P4">ARIMA(1, 1, 2)x(0, 0, 2, 7)7 - AIC:11242.683048692681</text:p>
      <text:p text:style-name="P4">ARIMA(1, 1, 2)x(0, 1, 0, 7)7 - AIC:11777.873304588027</text:p>
      <text:p text:style-name="P4">ARIMA(1, 1, 2)x(0, 1, 1, 7)7 - AIC:11298.849568298667</text:p>
      <text:p text:style-name="P4">ARIMA(1, 1, 2)x(0, 1, 2, 7)7 - AIC:11139.935388777278</text:p>
      <text:p text:style-name="P4"><text:soft-page-break/>ARIMA(1, 1, 2)x(0, 2, 0, 7)7 - AIC:12691.55133086678</text:p>
      <text:p text:style-name="P4">ARIMA(1, 1, 2)x(0, 2, 1, 7)7 - AIC:11685.748474334794</text:p>
      <text:p text:style-name="P4">ARIMA(1, 1, 2)x(0, 2, 2, 7)7 - AIC:11182.650669222941</text:p>
      <text:p text:style-name="P4">ARIMA(1, 1, 2)x(1, 0, 0, 7)7 - AIC:11383.57759887195</text:p>
      <text:p text:style-name="P4">ARIMA(1, 1, 2)x(1, 0, 1, 7)7 - AIC:11354.554506309083</text:p>
      <text:p text:style-name="P4">ARIMA(1, 1, 2)x(1, 0, 2, 7)7 - AIC:11250.261930127237</text:p>
      <text:p text:style-name="P4">ARIMA(1, 1, 2)x(1, 1, 0, 7)7 - AIC:11537.180660078884</text:p>
      <text:p text:style-name="P4">ARIMA(1, 1, 2)x(1, 1, 1, 7)7 - AIC:11246.526773890197</text:p>
      <text:p text:style-name="P4">ARIMA(1, 1, 2)x(1, 1, 2, 7)7 - AIC:11237.567292086514</text:p>
      <text:p text:style-name="P4">ARIMA(1, 1, 2)x(1, 2, 0, 7)7 - AIC:12053.902928563715</text:p>
      <text:p text:style-name="P4">ARIMA(1, 1, 2)x(1, 2, 1, 7)7 - AIC:11555.668971506337</text:p>
      <text:p text:style-name="P4">ARIMA(1, 1, 2)x(1, 2, 2, 7)7 - AIC:11513.716748979976</text:p>
      <text:p text:style-name="P4">ARIMA(1, 1, 2)x(2, 0, 0, 7)7 - AIC:11285.96566080334</text:p>
      <text:p text:style-name="P4">ARIMA(1, 1, 2)x(2, 0, 1, 7)7 - AIC:11281.456306820126</text:p>
      <text:p text:style-name="P4">ARIMA(1, 1, 2)x(2, 0, 2, 7)7 - AIC:11251.764690048381</text:p>
      <text:p text:style-name="P4">ARIMA(1, 1, 2)x(2, 1, 0, 7)7 - AIC:11288.848641553323</text:p>
      <text:p text:style-name="P4">ARIMA(1, 1, 2)x(2, 1, 1, 7)7 - AIC:11171.329284432904</text:p>
      <text:p text:style-name="P4">ARIMA(1, 1, 2)x(2, 1, 2, 7)7 - AIC:11248.118808765379</text:p>
      <text:p text:style-name="P4">ARIMA(1, 1, 2)x(2, 2, 0, 7)7 - AIC:11688.149000111389</text:p>
      <text:p text:style-name="P4">ARIMA(1, 1, 2)x(2, 2, 1, 7)7 - AIC:11329.610209727734</text:p>
      <text:p text:style-name="P4">ARIMA(1, 1, 2)x(2, 2, 2, 7)7 - AIC:11713.633430525688</text:p>
      <text:p text:style-name="P4">ARIMA(1, 2, 0)x(0, 0, 0, 7)7 - AIC:12073.23103887842</text:p>
      <text:p text:style-name="P4">ARIMA(1, 2, 0)x(0, 0, 1, 7)7 - AIC:11960.045255752928</text:p>
      <text:p text:style-name="P4">ARIMA(1, 2, 0)x(0, 0, 2, 7)7 - AIC:11843.587794744484</text:p>
      <text:p text:style-name="P4">ARIMA(1, 2, 0)x(0, 1, 0, 7)7 - AIC:12440.450776274558</text:p>
      <text:p text:style-name="P4">ARIMA(1, 2, 0)x(0, 1, 1, 7)7 - AIC:11853.614433639821</text:p>
      <text:p text:style-name="P4">ARIMA(1, 2, 0)x(0, 1, 2, 7)7 - AIC:11737.438844107568</text:p>
      <text:p text:style-name="P4">ARIMA(1, 2, 0)x(0, 2, 0, 7)7 - AIC:13084.759500183234</text:p>
      <text:p text:style-name="P4">ARIMA(1, 2, 0)x(0, 2, 1, 7)7 - AIC:12223.326379563348</text:p>
      <text:p text:style-name="P4">ARIMA(1, 2, 0)x(0, 2, 2, 7)7 - AIC:11668.145945236945</text:p>
      <text:p text:style-name="P4">ARIMA(1, 2, 0)x(1, 0, 0, 7)7 - AIC:11960.019047003574</text:p>
      <text:p text:style-name="P4">ARIMA(1, 2, 0)x(1, 0, 1, 7)7 - AIC:11961.745358363227</text:p>
      <text:p text:style-name="P4">ARIMA(1, 2, 0)x(1, 0, 2, 7)7 - AIC:11843.374619609589</text:p>
      <text:p text:style-name="P4">ARIMA(1, 2, 0)x(1, 1, 0, 7)7 - AIC:12085.117501652017</text:p>
      <text:p text:style-name="P4">ARIMA(1, 2, 0)x(1, 1, 1, 7)7 - AIC:11853.005844895646</text:p>
      <text:p text:style-name="P4">ARIMA(1, 2, 0)x(1, 1, 2, 7)7 - AIC:11737.907318961217</text:p>
      <text:p text:style-name="P4">ARIMA(1, 2, 0)x(1, 2, 0, 7)7 - AIC:12522.547817794533</text:p>
      <text:p text:style-name="P4">ARIMA(1, 2, 0)x(1, 2, 1, 7)7 - AIC:11992.94202778721</text:p>
      <text:p text:style-name="P4">ARIMA(1, 2, 0)x(1, 2, 2, 7)7 - AIC:11667.374615391302</text:p>
      <text:p text:style-name="P4">ARIMA(1, 2, 0)x(2, 0, 0, 7)7 - AIC:11843.848699406171</text:p>
      <text:p text:style-name="P4">ARIMA(1, 2, 0)x(2, 0, 1, 7)7 - AIC:11843.531994166726</text:p>
      <text:p text:style-name="P4">ARIMA(1, 2, 0)x(2, 0, 2, 7)7 - AIC:11845.33257091562</text:p>
      <text:p text:style-name="P4">ARIMA(1, 2, 0)x(2, 1, 0, 7)7 - AIC:11877.649283649089</text:p>
      <text:p text:style-name="P4">ARIMA(1, 2, 0)x(2, 1, 1, 7)7 - AIC:11738.511206351712</text:p>
      <text:p text:style-name="P4">ARIMA(1, 2, 0)x(2, 1, 2, 7)7 - AIC:11739.22293456344</text:p>
      <text:p text:style-name="P4">ARIMA(1, 2, 0)x(2, 2, 0, 7)7 - AIC:12166.820712856663</text:p>
      <text:p text:style-name="P4">ARIMA(1, 2, 0)x(2, 2, 1, 7)7 - AIC:11784.523953906519</text:p>
      <text:p text:style-name="P4">ARIMA(1, 2, 0)x(2, 2, 2, 7)7 - AIC:12293.373141307897</text:p>
      <text:p text:style-name="P4">ARIMA(1, 2, 1)x(0, 0, 0, 7)7 - AIC:11659.227024702275</text:p>
      <text:p text:style-name="P4">ARIMA(1, 2, 1)x(0, 0, 1, 7)7 - AIC:11547.805604788384</text:p>
      <text:p text:style-name="P4">ARIMA(1, 2, 1)x(0, 0, 2, 7)7 - AIC:11394.70484835016</text:p>
      <text:p text:style-name="P4">ARIMA(1, 2, 1)x(0, 1, 0, 7)7 - AIC:12007.645386820685</text:p>
      <text:p text:style-name="P4">ARIMA(1, 2, 1)x(0, 1, 1, 7)7 - AIC:11401.496507718288</text:p>
      <text:p text:style-name="P4">ARIMA(1, 2, 1)x(0, 1, 2, 7)7 - AIC:11290.525560151153</text:p>
      <text:p text:style-name="P4">ARIMA(1, 2, 1)x(0, 2, 0, 7)7 - AIC:12647.711818886879</text:p>
      <text:p text:style-name="P4">ARIMA(1, 2, 1)x(0, 2, 1, 7)7 - AIC:11767.175385395338</text:p>
      <text:p text:style-name="P4">ARIMA(1, 2, 1)x(0, 2, 2, 7)7 - AIC:11229.890896476098</text:p>
      <text:p text:style-name="P4">ARIMA(1, 2, 1)x(1, 0, 0, 7)7 - AIC:11563.931879815444</text:p>
      <text:p text:style-name="P4">ARIMA(1, 2, 1)x(1, 0, 1, 7)7 - AIC:11549.86636814524</text:p>
      <text:p text:style-name="P4">ARIMA(1, 2, 1)x(1, 0, 2, 7)7 - AIC:11434.745848015453</text:p>
      <text:p text:style-name="P4">ARIMA(1, 2, 1)x(1, 1, 0, 7)7 - AIC:11645.38084707151</text:p>
      <text:p text:style-name="P4">ARIMA(1, 2, 1)x(1, 1, 1, 7)7 - AIC:11401.93752584823</text:p>
      <text:p text:style-name="P4">ARIMA(1, 2, 1)x(1, 1, 2, 7)7 - AIC:11514.006051360377</text:p>
      <text:p text:style-name="P4">ARIMA(1, 2, 1)x(1, 2, 0, 7)7 - AIC:12084.126488611786</text:p>
      <text:p text:style-name="P4"><text:soft-page-break/>ARIMA(1, 2, 1)x(1, 2, 1, 7)7 - AIC:11548.444706512815</text:p>
      <text:p text:style-name="P4">ARIMA(1, 2, 1)x(1, 2, 2, 7)7 - AIC:11229.519336628975</text:p>
      <text:p text:style-name="P4">ARIMA(1, 2, 1)x(2, 0, 0, 7)7 - AIC:11450.607592406115</text:p>
      <text:p text:style-name="P4">ARIMA(1, 2, 1)x(2, 0, 1, 7)7 - AIC:11428.344665684803</text:p>
      <text:p text:style-name="P4">ARIMA(1, 2, 1)x(2, 0, 2, 7)7 - AIC:11436.670557105681</text:p>
      <text:p text:style-name="P4">ARIMA(1, 2, 1)x(2, 1, 0, 7)7 - AIC:11611.80090558737</text:p>
      <text:p text:style-name="P4">ARIMA(1, 2, 1)x(2, 1, 1, 7)7 - AIC:11307.978642816179</text:p>
      <text:p text:style-name="P4">ARIMA(1, 2, 1)x(2, 1, 2, 7)7 - AIC:11291.166981280581</text:p>
      <text:p text:style-name="P4">ARIMA(1, 2, 1)x(2, 2, 0, 7)7 - AIC:12122.201227419668</text:p>
      <text:p text:style-name="P4">ARIMA(1, 2, 1)x(2, 2, 1, 7)7 - AIC:11360.857708404232</text:p>
      <text:p text:style-name="P4">ARIMA(1, 2, 1)x(2, 2, 2, 7)7 - AIC:11236.465767125617</text:p>
      <text:p text:style-name="P2">ARIMA(1, 2, 2)x(0, 0, 0, 7)7 - AIC:11486.886316524426</text:p>
      <text:p text:style-name="P4">ARIMA(1, 2, 2)x(0, 0, 1, 7)7 - AIC:11397.355706311748</text:p>
      <text:p text:style-name="P4">ARIMA(1, 2, 2)x(0, 0, 2, 7)7 - AIC:11266.305509900178</text:p>
      <text:p text:style-name="P4">ARIMA(1, 2, 2)x(0, 1, 0, 7)7 - AIC:11786.335873739066</text:p>
      <text:p text:style-name="P4">ARIMA(1, 2, 2)x(0, 1, 1, 7)7 - AIC:11422.517121058203</text:p>
      <text:p text:style-name="P4">ARIMA(1, 2, 2)x(0, 1, 2, 7)7 - AIC:11308.740768816975</text:p>
      <text:p text:style-name="P4">ARIMA(1, 2, 2)x(0, 2, 0, 7)7 - AIC:12403.594105435974</text:p>
      <text:p text:style-name="P4">ARIMA(1, 2, 2)x(0, 2, 1, 7)7 - AIC:11895.874163303617</text:p>
      <text:p text:style-name="P4">ARIMA(1, 2, 2)x(0, 2, 2, 7)7 - AIC:11692.847221740181</text:p>
      <text:p text:style-name="P4">ARIMA(1, 2, 2)x(1, 0, 0, 7)7 - AIC:11409.350386359774</text:p>
      <text:p text:style-name="P4">ARIMA(1, 2, 2)x(1, 0, 1, 7)7 - AIC:11379.578810306022</text:p>
      <text:p text:style-name="P4">ARIMA(1, 2, 2)x(1, 0, 2, 7)7 - AIC:11267.885404247692</text:p>
      <text:p text:style-name="P4">ARIMA(1, 2, 2)x(1, 1, 0, 7)7 - AIC:11559.44322157553</text:p>
      <text:p text:style-name="P4">ARIMA(1, 2, 2)x(1, 1, 1, 7)7 - AIC:11423.45778410915</text:p>
      <text:p text:style-name="P4">ARIMA(1, 2, 2)x(1, 1, 2, 7)7 - AIC:11308.373592953449</text:p>
      <text:p text:style-name="P4">ARIMA(1, 2, 2)x(1, 2, 0, 7)7 - AIC:12041.196922154588</text:p>
      <text:p text:style-name="P4">ARIMA(1, 2, 2)x(1, 2, 1, 7)7 - AIC:11844.179325245681</text:p>
      <text:p text:style-name="P4">ARIMA(1, 2, 2)x(1, 2, 2, 7)7 - AIC:11693.650297480128</text:p>
      <text:p text:style-name="P4">ARIMA(1, 2, 2)x(2, 0, 0, 7)7 - AIC:11298.48787566798</text:p>
      <text:p text:style-name="P4">ARIMA(1, 2, 2)x(2, 0, 1, 7)7 - AIC:11300.00867059767</text:p>
      <text:p text:style-name="P4">ARIMA(1, 2, 2)x(2, 0, 2, 7)7 - AIC:11269.644893846655</text:p>
      <text:p text:style-name="P4">ARIMA(1, 2, 2)x(2, 1, 0, 7)7 - AIC:11399.012356193238</text:p>
      <text:p text:style-name="P4">ARIMA(1, 2, 2)x(2, 1, 1, 7)7 - AIC:11343.791567051892</text:p>
      <text:p text:style-name="P4">ARIMA(1, 2, 2)x(2, 1, 2, 7)7 - AIC:11309.209561403492</text:p>
      <text:p text:style-name="P4">ARIMA(1, 2, 2)x(2, 2, 0, 7)7 - AIC:11831.645657582936</text:p>
      <text:p text:style-name="P4">ARIMA(1, 2, 2)x(2, 2, 1, 7)7 - AIC:11741.250058748796</text:p>
      <text:p text:style-name="P4">ARIMA(1, 2, 2)x(2, 2, 2, 7)7 - AIC:11695.545476143445</text:p>
      <text:p text:style-name="P4">ARIMA(2, 0, 0)x(0, 0, 0, 7)7 - AIC:11637.597381186682</text:p>
      <text:p text:style-name="P4">ARIMA(2, 0, 0)x(0, 0, 1, 7)7 - AIC:11544.644289249443</text:p>
      <text:p text:style-name="P4">ARIMA(2, 0, 0)x(0, 0, 2, 7)7 - AIC:11432.362603240292</text:p>
      <text:p text:style-name="P4">ARIMA(2, 0, 0)x(0, 1, 0, 7)7 - AIC:11797.694735613877</text:p>
      <text:p text:style-name="P4">ARIMA(2, 0, 0)x(0, 1, 1, 7)7 - AIC:11368.567158540245</text:p>
      <text:p text:style-name="P4">ARIMA(2, 0, 0)x(0, 1, 2, 7)7 - AIC:11255.414504612214</text:p>
      <text:p text:style-name="P4">ARIMA(2, 0, 0)x(0, 2, 0, 7)7 - AIC:12433.240017602155</text:p>
      <text:p text:style-name="P4">ARIMA(2, 0, 0)x(0, 2, 1, 7)7 - AIC:11613.345893120259</text:p>
      <text:p text:style-name="P4">ARIMA(2, 0, 0)x(0, 2, 2, 7)7 - AIC:11180.076030172162</text:p>
      <text:p text:style-name="P4">ARIMA(2, 0, 0)x(1, 0, 0, 7)7 - AIC:11528.85624530736</text:p>
      <text:p text:style-name="P4">ARIMA(2, 0, 0)x(1, 0, 1, 7)7 - AIC:11468.490117689595</text:p>
      <text:p text:style-name="P4">ARIMA(2, 0, 0)x(1, 0, 2, 7)7 - AIC:11372.629516731755</text:p>
      <text:p text:style-name="P4">ARIMA(2, 0, 0)x(1, 1, 0, 7)7 - AIC:11475.58909923805</text:p>
      <text:p text:style-name="P4">ARIMA(2, 0, 0)x(1, 1, 1, 7)7 - AIC:11350.435199325337</text:p>
      <text:p text:style-name="P4">ARIMA(2, 0, 0)x(1, 1, 2, 7)7 - AIC:11257.282282123535</text:p>
      <text:p text:style-name="P4">ARIMA(2, 0, 0)x(1, 2, 0, 7)7 - AIC:11897.592085511385</text:p>
      <text:p text:style-name="P4">ARIMA(2, 0, 0)x(1, 2, 1, 7)7 - AIC:11392.463592999435</text:p>
      <text:p text:style-name="P4">ARIMA(2, 0, 0)x(1, 2, 2, 7)7 - AIC:11176.956396626334</text:p>
      <text:p text:style-name="P4">ARIMA(2, 0, 0)x(2, 0, 0, 7)7 - AIC:11473.659315122128</text:p>
      <text:p text:style-name="P4">ARIMA(2, 0, 0)x(2, 0, 1, 7)7 - AIC:11356.26684174534</text:p>
      <text:p text:style-name="P4">ARIMA(2, 0, 0)x(2, 0, 2, 7)7 - AIC:11357.948583927708</text:p>
      <text:p text:style-name="P4">ARIMA(2, 0, 0)x(2, 1, 0, 7)7 - AIC:11288.716168229303</text:p>
      <text:p text:style-name="P4">ARIMA(2, 0, 0)x(2, 1, 1, 7)7 - AIC:11241.20856460874</text:p>
      <text:p text:style-name="P4">ARIMA(2, 0, 0)x(2, 1, 2, 7)7 - AIC:11242.56121986897</text:p>
      <text:p text:style-name="P4">ARIMA(2, 0, 0)x(2, 2, 0, 7)7 - AIC:11567.843595592669</text:p>
      <text:p text:style-name="P4">ARIMA(2, 0, 0)x(2, 2, 1, 7)7 - AIC:11202.816823596433</text:p>
      <text:p text:style-name="P4"><text:soft-page-break/>ARIMA(2, 0, 0)x(2, 2, 2, 7)7 - AIC:11209.67987026924</text:p>
      <text:p text:style-name="P4">ARIMA(2, 0, 1)x(0, 0, 0, 7)7 - AIC:11501.76252739482</text:p>
      <text:p text:style-name="P4">ARIMA(2, 0, 1)x(0, 0, 1, 7)7 - AIC:11393.86836184047</text:p>
      <text:p text:style-name="P4">ARIMA(2, 0, 1)x(0, 0, 2, 7)7 - AIC:11283.175596207053</text:p>
      <text:p text:style-name="P4">ARIMA(2, 0, 1)x(0, 1, 0, 7)7 - AIC:11798.235650386183</text:p>
      <text:p text:style-name="P4">ARIMA(2, 0, 1)x(0, 1, 1, 7)7 - AIC:11349.570409999225</text:p>
      <text:p text:style-name="P4">ARIMA(2, 0, 1)x(0, 1, 2, 7)7 - AIC:11218.240278608113</text:p>
      <text:p text:style-name="P4">ARIMA(2, 0, 1)x(0, 2, 0, 7)7 - AIC:12358.811243546403</text:p>
      <text:p text:style-name="P4">ARIMA(2, 0, 1)x(0, 2, 1, 7)7 - AIC:11871.73633942732</text:p>
      <text:p text:style-name="P4">ARIMA(2, 0, 1)x(0, 2, 2, 7)7 - AIC:11686.54911401069</text:p>
      <text:p text:style-name="P4">ARIMA(2, 0, 1)x(1, 0, 0, 7)7 - AIC:11393.869266297977</text:p>
      <text:p text:style-name="P4">ARIMA(2, 0, 1)x(1, 0, 1, 7)7 - AIC:11392.10337467906</text:p>
      <text:p text:style-name="P4">ARIMA(2, 0, 1)x(1, 0, 2, 7)7 - AIC:11279.969838135095</text:p>
      <text:p text:style-name="P4">ARIMA(2, 0, 1)x(1, 1, 0, 7)7 - AIC:11475.813112897726</text:p>
      <text:p text:style-name="P4">ARIMA(2, 0, 1)x(1, 1, 1, 7)7 - AIC:11367.090387667884</text:p>
      <text:p text:style-name="P4">ARIMA(2, 0, 1)x(1, 1, 2, 7)7 - AIC:11269.454505657752</text:p>
      <text:p text:style-name="P4">ARIMA(2, 0, 1)x(1, 2, 0, 7)7 - AIC:11853.73526746142</text:p>
      <text:p text:style-name="P4">ARIMA(2, 0, 1)x(1, 2, 1, 7)7 - AIC:11819.74823904003</text:p>
      <text:p text:style-name="P4">ARIMA(2, 0, 1)x(1, 2, 2, 7)7 - AIC:11730.019112606493</text:p>
      <text:p text:style-name="P4">ARIMA(2, 0, 1)x(2, 0, 0, 7)7 - AIC:11282.754852935592</text:p>
      <text:p text:style-name="P4">ARIMA(2, 0, 1)x(2, 0, 1, 7)7 - AIC:11279.70232650384</text:p>
      <text:p text:style-name="P4">ARIMA(2, 0, 1)x(2, 0, 2, 7)7 - AIC:11281.711367259422</text:p>
      <text:p text:style-name="P4">ARIMA(2, 0, 1)x(2, 1, 0, 7)7 - AIC:11301.670761395206</text:p>
      <text:p text:style-name="P4">ARIMA(2, 0, 1)x(2, 1, 1, 7)7 - AIC:11198.841184740133</text:p>
      <text:p text:style-name="P4">ARIMA(2, 0, 1)x(2, 1, 2, 7)7 - AIC:11314.034506723092</text:p>
      <text:p text:style-name="P4">ARIMA(2, 0, 1)x(2, 2, 0, 7)7 - AIC:11772.810315976538</text:p>
      <text:p text:style-name="P4">ARIMA(2, 0, 1)x(2, 2, 1, 7)7 - AIC:11681.06526995181</text:p>
      <text:p text:style-name="P4">ARIMA(2, 0, 1)x(2, 2, 2, 7)7 - AIC:12359.34472528501</text:p>
      <text:p text:style-name="P4">ARIMA(2, 0, 2)x(0, 0, 0, 7)7 - AIC:11479.60273809513</text:p>
      <text:p text:style-name="P4">ARIMA(2, 0, 2)x(0, 0, 1, 7)7 - AIC:11372.153968700008</text:p>
      <text:p text:style-name="P4">ARIMA(2, 0, 2)x(0, 0, 2, 7)7 - AIC:11262.030373652007</text:p>
      <text:p text:style-name="P4">ARIMA(2, 0, 2)x(0, 1, 0, 7)7 - AIC:11701.208200783329</text:p>
      <text:p text:style-name="P4">ARIMA(2, 0, 2)x(0, 1, 1, 7)7 - AIC:11368.709258846353</text:p>
      <text:p text:style-name="P4">ARIMA(2, 0, 2)x(0, 1, 2, 7)7 - AIC:11255.703636949685</text:p>
      <text:p text:style-name="P4">ARIMA(2, 0, 2)x(0, 2, 0, 7)7 - AIC:12266.159056910361</text:p>
      <text:p text:style-name="P4">ARIMA(2, 0, 2)x(0, 2, 1, 7)7 - AIC:11783.166444779334</text:p>
      <text:p text:style-name="P4">ARIMA(2, 0, 2)x(0, 2, 2, 7)7 - AIC:11655.961024870032</text:p>
      <text:p text:style-name="P4">ARIMA(2, 0, 2)x(1, 0, 0, 7)7 - AIC:11387.8235754206</text:p>
      <text:p text:style-name="P4">ARIMA(2, 0, 2)x(1, 0, 1, 7)7 - AIC:11370.503723605885</text:p>
      <text:p text:style-name="P4">ARIMA(2, 0, 2)x(1, 0, 2, 7)7 - AIC:11258.41778225136</text:p>
      <text:p text:style-name="P4">ARIMA(2, 0, 2)x(1, 1, 0, 7)7 - AIC:11487.575196494858</text:p>
      <text:p text:style-name="P4">ARIMA(2, 0, 2)x(1, 1, 1, 7)7 - AIC:11285.67324126829</text:p>
      <text:p text:style-name="P4">ARIMA(2, 0, 2)x(1, 1, 2, 7)7 - AIC:11256.506305491846</text:p>
      <text:p text:style-name="P4">ARIMA(2, 0, 2)x(1, 2, 0, 7)7 - AIC:11793.903856132096</text:p>
      <text:p text:style-name="P4">ARIMA(2, 0, 2)x(1, 2, 1, 7)7 - AIC:11644.58791910067</text:p>
      <text:p text:style-name="P4">ARIMA(2, 0, 2)x(1, 2, 2, 7)7 - AIC:11658.424333294199</text:p>
      <text:p text:style-name="P4">ARIMA(2, 0, 2)x(2, 0, 0, 7)7 - AIC:11277.344876144787</text:p>
      <text:p text:style-name="P4">ARIMA(2, 0, 2)x(2, 0, 1, 7)7 - AIC:11273.765072650043</text:p>
      <text:p text:style-name="P4">ARIMA(2, 0, 2)x(2, 0, 2, 7)7 - AIC:11260.128975484122</text:p>
      <text:p text:style-name="P4">ARIMA(2, 0, 2)x(2, 1, 0, 7)7 - AIC:11292.712525369803</text:p>
      <text:p text:style-name="P4">ARIMA(2, 0, 2)x(2, 1, 1, 7)7 - AIC:11273.250627151172</text:p>
      <text:p text:style-name="P4">ARIMA(2, 0, 2)x(2, 1, 2, 7)7 - AIC:11257.797729560316</text:p>
      <text:p text:style-name="P4">ARIMA(2, 0, 2)x(2, 2, 0, 7)7 - AIC:11537.752139245738</text:p>
      <text:p text:style-name="P4">ARIMA(2, 0, 2)x(2, 2, 1, 7)7 - AIC:11377.515640397225</text:p>
      <text:p text:style-name="P4">ARIMA(2, 0, 2)x(2, 2, 2, 7)7 - AIC:11659.883578740566</text:p>
      <text:p text:style-name="P4">ARIMA(2, 1, 0)x(0, 0, 0, 7)7 - AIC:11593.101370314273</text:p>
      <text:p text:style-name="P4">ARIMA(2, 1, 0)x(0, 0, 1, 7)7 - AIC:11500.44428728595</text:p>
      <text:p text:style-name="P4">ARIMA(2, 1, 0)x(0, 0, 2, 7)7 - AIC:11389.447317989247</text:p>
      <text:p text:style-name="P4">ARIMA(2, 1, 0)x(0, 1, 0, 7)7 - AIC:11943.52281756168</text:p>
      <text:p text:style-name="P4">ARIMA(2, 1, 0)x(0, 1, 1, 7)7 - AIC:11389.861847967739</text:p>
      <text:p text:style-name="P4">ARIMA(2, 1, 0)x(0, 1, 2, 7)7 - AIC:11279.065225588642</text:p>
      <text:p text:style-name="P4">ARIMA(2, 1, 0)x(0, 2, 0, 7)7 - AIC:12585.110409521745</text:p>
      <text:p text:style-name="P4">ARIMA(2, 1, 0)x(0, 2, 1, 7)7 - AIC:11755.131654592624</text:p>
      <text:p text:style-name="P4">ARIMA(2, 1, 0)x(0, 2, 2, 7)7 - AIC:11214.867431011284</text:p>
      <text:p text:style-name="P4"><text:soft-page-break/>ARIMA(2, 1, 0)x(1, 0, 0, 7)7 - AIC:11484.672507566638</text:p>
      <text:p text:style-name="P4">ARIMA(2, 1, 0)x(1, 0, 1, 7)7 - AIC:11480.60910578069</text:p>
      <text:p text:style-name="P4">ARIMA(2, 1, 0)x(1, 0, 2, 7)7 - AIC:11383.918613514554</text:p>
      <text:p text:style-name="P4">ARIMA(2, 1, 0)x(1, 1, 0, 7)7 - AIC:11607.360301801902</text:p>
      <text:p text:style-name="P4">ARIMA(2, 1, 0)x(1, 1, 1, 7)7 - AIC:11373.98892001302</text:p>
      <text:p text:style-name="P4">ARIMA(2, 1, 0)x(1, 1, 2, 7)7 - AIC:11279.879004130573</text:p>
      <text:p text:style-name="P4">ARIMA(2, 1, 0)x(1, 2, 0, 7)7 - AIC:12045.141838629057</text:p>
      <text:p text:style-name="P4">ARIMA(2, 1, 0)x(1, 2, 1, 7)7 - AIC:11521.995339762585</text:p>
      <text:p text:style-name="P4">ARIMA(2, 1, 0)x(1, 2, 2, 7)7 - AIC:11232.227057144068</text:p>
      <text:p text:style-name="P4">ARIMA(2, 1, 0)x(2, 0, 0, 7)7 - AIC:11373.149347495619</text:p>
      <text:p text:style-name="P4">ARIMA(2, 1, 0)x(2, 0, 1, 7)7 - AIC:11367.954876748328</text:p>
      <text:p text:style-name="P4">ARIMA(2, 1, 0)x(2, 0, 2, 7)7 - AIC:11369.94586708626</text:p>
      <text:p text:style-name="P4">ARIMA(2, 1, 0)x(2, 1, 0, 7)7 - AIC:11405.136871437808</text:p>
      <text:p text:style-name="P4">ARIMA(2, 1, 0)x(2, 1, 1, 7)7 - AIC:11264.99678564109</text:p>
      <text:p text:style-name="P4">ARIMA(2, 1, 0)x(2, 1, 2, 7)7 - AIC:11264.956376257109</text:p>
      <text:p text:style-name="P4">ARIMA(2, 1, 0)x(2, 2, 0, 7)7 - AIC:11715.852800637522</text:p>
      <text:p text:style-name="P4">ARIMA(2, 1, 0)x(2, 2, 1, 7)7 - AIC:11318.140262048106</text:p>
      <text:p text:style-name="P4">ARIMA(2, 1, 0)x(2, 2, 2, 7)7 - AIC:11324.868233803456</text:p>
      <text:p text:style-name="P4">ARIMA(2, 1, 1)x(0, 0, 0, 7)7 - AIC:11474.184092322586</text:p>
      <text:p text:style-name="P4">ARIMA(2, 1, 1)x(0, 0, 1, 7)7 - AIC:11372.337788920397</text:p>
      <text:p text:style-name="P4">ARIMA(2, 1, 1)x(0, 0, 2, 7)7 - AIC:11262.144425268569</text:p>
      <text:p text:style-name="P4">ARIMA(2, 1, 1)x(0, 1, 0, 7)7 - AIC:11800.141466404586</text:p>
      <text:p text:style-name="P4">ARIMA(2, 1, 1)x(0, 1, 1, 7)7 - AIC:11262.424069067538</text:p>
      <text:p text:style-name="P4">ARIMA(2, 1, 1)x(0, 1, 2, 7)7 - AIC:11152.612130587258</text:p>
      <text:p text:style-name="P4">ARIMA(2, 1, 1)x(0, 2, 0, 7)7 - AIC:12435.086929668274</text:p>
      <text:p text:style-name="P4">ARIMA(2, 1, 1)x(0, 2, 1, 7)7 - AIC:11591.047664615628</text:p>
      <text:p text:style-name="P4">ARIMA(2, 1, 1)x(0, 2, 2, 7)7 - AIC:<text:span text:style-name="T1">11090</text:span>.945525176723</text:p>
      <text:p text:style-name="P4">ARIMA(2, 1, 1)x(1, 0, 0, 7)7 - AIC:11372.335399211512</text:p>
      <text:p text:style-name="P4">ARIMA(2, 1, 1)x(1, 0, 1, 7)7 - AIC:11369.101380948778</text:p>
      <text:p text:style-name="P4">ARIMA(2, 1, 1)x(1, 0, 2, 7)7 - AIC:11253.086445406478</text:p>
      <text:p text:style-name="P4">ARIMA(2, 1, 1)x(1, 1, 0, 7)7 - AIC:11465.252462398512</text:p>
      <text:p text:style-name="P4">ARIMA(2, 1, 1)x(1, 1, 1, 7)7 - AIC:11261.805980683172</text:p>
      <text:p text:style-name="P4">ARIMA(2, 1, 1)x(1, 1, 2, 7)7 - AIC:11153.791606969895</text:p>
      <text:p text:style-name="P4">ARIMA(2, 1, 1)x(1, 2, 0, 7)7 - AIC:11887.426679072278</text:p>
      <text:p text:style-name="P4">ARIMA(2, 1, 1)x(1, 2, 1, 7)7 - AIC:11385.331729685602</text:p>
      <text:p text:style-name="P4">ARIMA(2, 1, 1)x(1, 2, 2, 7)7 - AIC:11684.660122739791</text:p>
      <text:p text:style-name="P2">ARIMA(2, 1, 1)x(2, 0, 0, 7)7 - AIC:11261.8659423717</text:p>
      <text:p text:style-name="P4">ARIMA(2, 1, 1)x(2, 0, 1, 7)7 - AIC:11252.827197490715</text:p>
      <text:p text:style-name="P4">ARIMA(2, 1, 1)x(2, 0, 2, 7)7 - AIC:11260.014436654103</text:p>
      <text:p text:style-name="P4">ARIMA(2, 1, 1)x(2, 1, 0, 7)7 - AIC:11273.091350870382</text:p>
      <text:p text:style-name="P4">ARIMA(2, 1, 1)x(2, 1, 1, 7)7 - AIC:11154.164788804357</text:p>
      <text:p text:style-name="P4">ARIMA(2, 1, 1)x(2, 1, 2, 7)7 - AIC:11154.206742473973</text:p>
      <text:p text:style-name="P4">ARIMA(2, 1, 1)x(2, 2, 0, 7)7 - AIC:11558.153464576997</text:p>
      <text:p text:style-name="P4">ARIMA(2, 1, 1)x(2, 2, 1, 7)7 - AIC:11350.43687068712</text:p>
      <text:p text:style-name="P4">ARIMA(2, 1, 1)x(2, 2, 2, 7)7 - AIC:11659.37996555957</text:p>
      <text:p text:style-name="P4">ARIMA(2, 1, 2)x(0, 0, 0, 7)7 - AIC:11457.45663517165</text:p>
      <text:p text:style-name="P4">ARIMA(2, 1, 2)x(0, 0, 1, 7)7 - AIC:11368.054287791141</text:p>
      <text:p text:style-name="P4">ARIMA(2, 1, 2)x(0, 0, 2, 7)7 - AIC:11241.059862169108</text:p>
      <text:p text:style-name="P4">ARIMA(2, 1, 2)x(0, 1, 0, 7)7 - AIC:11768.351460711543</text:p>
      <text:p text:style-name="P4">ARIMA(2, 1, 2)x(0, 1, 1, 7)7 - AIC:11355.493093935633</text:p>
      <text:p text:style-name="P4">ARIMA(2, 1, 2)x(0, 1, 2, 7)7 - AIC:11304.069081628213</text:p>
      <text:p text:style-name="P4">ARIMA(2, 1, 2)x(0, 2, 0, 7)7 - AIC:12341.807231936626</text:p>
      <text:p text:style-name="P4">ARIMA(2, 1, 2)x(0, 2, 1, 7)7 - AIC:11871.489869168672</text:p>
      <text:p text:style-name="P4">ARIMA(2, 1, 2)x(0, 2, 2, 7)7 - AIC:11667.593754528101</text:p>
      <text:p text:style-name="P4">ARIMA(2, 1, 2)x(1, 0, 0, 7)7 - AIC:11366.149710588881</text:p>
      <text:p text:style-name="P4">ARIMA(2, 1, 2)x(1, 0, 1, 7)7 - AIC:11360.876324746812</text:p>
      <text:p text:style-name="P4">ARIMA(2, 1, 2)x(1, 0, 2, 7)7 - AIC:11251.377057310858</text:p>
      <text:p text:style-name="P4">ARIMA(2, 1, 2)x(1, 1, 0, 7)7 - AIC:11631.603678166211</text:p>
      <text:p text:style-name="P4">ARIMA(2, 1, 2)x(1, 1, 1, 7)7 - AIC:11371.745836687089</text:p>
      <text:p text:style-name="P4">ARIMA(2, 1, 2)x(1, 1, 2, 7)7 - AIC:11352.319672229893</text:p>
      <text:p text:style-name="P4">ARIMA(2, 1, 2)x(1, 2, 0, 7)7 - AIC:11990.101319576603</text:p>
      <text:p text:style-name="P4">ARIMA(2, 1, 2)x(1, 2, 1, 7)7 - AIC:11818.087189691883</text:p>
      <text:p text:style-name="P4">ARIMA(2, 1, 2)x(1, 2, 2, 7)7 - AIC:11667.667915290864</text:p>
      <text:p text:style-name="P4">ARIMA(2, 1, 2)x(2, 0, 0, 7)7 - AIC:11256.634522227128</text:p>
      <text:p text:style-name="P4"><text:soft-page-break/>ARIMA(2, 1, 2)x(2, 0, 1, 7)7 - AIC:11264.996078427204</text:p>
      <text:p text:style-name="P4">ARIMA(2, 1, 2)x(2, 0, 2, 7)7 - AIC:11251.831511558732</text:p>
      <text:p text:style-name="P4">ARIMA(2, 1, 2)x(2, 1, 0, 7)7 - AIC:11274.563244667532</text:p>
      <text:p text:style-name="P4">ARIMA(2, 1, 2)x(2, 1, 1, 7)7 - AIC:11158.177434983196</text:p>
      <text:p text:style-name="P4">ARIMA(2, 1, 2)x(2, 1, 2, 7)7 - AIC:11354.181741834818</text:p>
      <text:p text:style-name="P4">ARIMA(2, 1, 2)x(2, 2, 0, 7)7 - AIC:11787.161580965403</text:p>
      <text:p text:style-name="P4">ARIMA(2, 1, 2)x(2, 2, 1, 7)7 - AIC:11697.042535550432</text:p>
      <text:p text:style-name="P4">ARIMA(2, 1, 2)x(2, 2, 2, 7)7 - AIC:11669.68259502822</text:p>
      <text:p text:style-name="P4">ARIMA(2, 2, 0)x(0, 0, 0, 7)7 - AIC:11940.406932081536</text:p>
      <text:p text:style-name="P4">ARIMA(2, 2, 0)x(0, 0, 1, 7)7 - AIC:11844.735059427363</text:p>
      <text:p text:style-name="P4">ARIMA(2, 2, 0)x(0, 0, 2, 7)7 - AIC:11729.82280721153</text:p>
      <text:p text:style-name="P4">ARIMA(2, 2, 0)x(0, 1, 0, 7)7 - AIC:12296.805139413456</text:p>
      <text:p text:style-name="P4">ARIMA(2, 2, 0)x(0, 1, 1, 7)7 - AIC:11732.861441624193</text:p>
      <text:p text:style-name="P4">ARIMA(2, 2, 0)x(0, 1, 2, 7)7 - AIC:11617.872844449692</text:p>
      <text:p text:style-name="P4">ARIMA(2, 2, 0)x(0, 2, 0, 7)7 - AIC:12939.973166566268</text:p>
      <text:p text:style-name="P4">ARIMA(2, 2, 0)x(0, 2, 1, 7)7 - AIC:12099.72164670066</text:p>
      <text:p text:style-name="P4">ARIMA(2, 2, 0)x(0, 2, 2, 7)7 - AIC:11548.979341607586</text:p>
      <text:p text:style-name="P4">ARIMA(2, 2, 0)x(1, 0, 0, 7)7 - AIC:11828.555138860775</text:p>
      <text:p text:style-name="P4">ARIMA(2, 2, 0)x(1, 0, 1, 7)7 - AIC:11825.900132526454</text:p>
      <text:p text:style-name="P4">ARIMA(2, 2, 0)x(1, 0, 2, 7)7 - AIC:11725.753655865532</text:p>
      <text:p text:style-name="P4">ARIMA(2, 2, 0)x(1, 1, 0, 7)7 - AIC:11949.655353260883</text:p>
      <text:p text:style-name="P4">ARIMA(2, 2, 0)x(1, 1, 1, 7)7 - AIC:11716.291423557243</text:p>
      <text:p text:style-name="P4">ARIMA(2, 2, 0)x(1, 1, 2, 7)7 - AIC:11618.762284167122</text:p>
      <text:p text:style-name="P4">ARIMA(2, 2, 0)x(1, 2, 0, 7)7 - AIC:12386.983541124324</text:p>
      <text:p text:style-name="P4">ARIMA(2, 2, 0)x(1, 2, 1, 7)7 - AIC:11858.97095253443</text:p>
      <text:p text:style-name="P4">ARIMA(2, 2, 0)x(1, 2, 2, 7)7 - AIC:12169.267822299658</text:p>
      <text:p text:style-name="P4">ARIMA(2, 2, 0)x(2, 0, 0, 7)7 - AIC:11713.384048341999</text:p>
      <text:p text:style-name="P4">ARIMA(2, 2, 0)x(2, 0, 1, 7)7 - AIC:11709.477165666598</text:p>
      <text:p text:style-name="P4">ARIMA(2, 2, 0)x(2, 0, 2, 7)7 - AIC:11711.476650226581</text:p>
      <text:p text:style-name="P4">ARIMA(2, 2, 0)x(2, 1, 0, 7)7 - AIC:11742.1003476441</text:p>
      <text:p text:style-name="P4">ARIMA(2, 2, 0)x(2, 1, 1, 7)7 - AIC:11603.003866929974</text:p>
      <text:p text:style-name="P4">ARIMA(2, 2, 0)x(2, 1, 2, 7)7 - AIC:11602.588611171268</text:p>
      <text:p text:style-name="P4">ARIMA(2, 2, 0)x(2, 2, 0, 7)7 - AIC:12040.916699381265</text:p>
      <text:p text:style-name="P4">ARIMA(2, 2, 0)x(2, 2, 1, 7)7 - AIC:11650.45622246099</text:p>
      <text:p text:style-name="P4">ARIMA(2, 2, 0)x(2, 2, 2, 7)7 - AIC:12106.297453305095</text:p>
      <text:p text:style-name="P4">ARIMA(2, 2, 1)x(0, 0, 0, 7)7 - AIC:11639.591760096242</text:p>
      <text:p text:style-name="P4">ARIMA(2, 2, 1)x(0, 0, 1, 7)7 - AIC:11476.179785332497</text:p>
      <text:p text:style-name="P4">ARIMA(2, 2, 1)x(0, 0, 2, 7)7 - AIC:11415.074438645368</text:p>
      <text:p text:style-name="P4">ARIMA(2, 2, 1)x(0, 1, 0, 7)7 - AIC:11984.553788158406</text:p>
      <text:p text:style-name="P4">ARIMA(2, 2, 1)x(0, 1, 1, 7)7 - AIC:11368.928744076902</text:p>
      <text:p text:style-name="P4">ARIMA(2, 2, 1)x(0, 1, 2, 7)7 - AIC:11257.902777913405</text:p>
      <text:p text:style-name="P4">ARIMA(2, 2, 1)x(0, 2, 0, 7)7 - AIC:12623.001029331801</text:p>
      <text:p text:style-name="P4">ARIMA(2, 2, 1)x(0, 2, 1, 7)7 - AIC:11733.282124362784</text:p>
      <text:p text:style-name="P4">ARIMA(2, 2, 1)x(0, 2, 2, 7)7 - AIC:11233.250708742798</text:p>
      <text:p text:style-name="P4">ARIMA(2, 2, 1)x(1, 0, 0, 7)7 - AIC:11527.968714297269</text:p>
      <text:p text:style-name="P4">ARIMA(2, 2, 1)x(1, 0, 1, 7)7 - AIC:11475.149778582228</text:p>
      <text:p text:style-name="P4">ARIMA(2, 2, 1)x(1, 0, 2, 7)7 - AIC:11414.452482219698</text:p>
      <text:p text:style-name="P4">ARIMA(2, 2, 1)x(1, 1, 0, 7)7 - AIC:11598.462218455483</text:p>
      <text:p text:style-name="P4">ARIMA(2, 2, 1)x(1, 1, 1, 7)7 - AIC:11369.006671865513</text:p>
      <text:p text:style-name="P4">ARIMA(2, 2, 1)x(1, 1, 2, 7)7 - AIC:11260.734530088572</text:p>
      <text:p text:style-name="P4">ARIMA(2, 2, 1)x(1, 2, 0, 7)7 - AIC:12035.139814429542</text:p>
      <text:p text:style-name="P4">ARIMA(2, 2, 1)x(1, 2, 1, 7)7 - AIC:11518.421635721445</text:p>
      <text:p text:style-name="P4">ARIMA(2, 2, 1)x(1, 2, 2, 7)7 - AIC:11213.460607078825</text:p>
      <text:p text:style-name="P4">ARIMA(2, 2, 1)x(2, 0, 0, 7)7 - AIC:11364.656921921414</text:p>
      <text:p text:style-name="P4">ARIMA(2, 2, 1)x(2, 0, 1, 7)7 - AIC:11365.661675864794</text:p>
      <text:p text:style-name="P4">ARIMA(2, 2, 1)x(2, 0, 2, 7)7 - AIC:11416.314690215855</text:p>
      <text:p text:style-name="P4">ARIMA(2, 2, 1)x(2, 1, 0, 7)7 - AIC:11397.250323870987</text:p>
      <text:p text:style-name="P4">ARIMA(2, 2, 1)x(2, 1, 1, 7)7 - AIC:11259.358023317225</text:p>
      <text:p text:style-name="P4">ARIMA(2, 2, 1)x(2, 1, 2, 7)7 - AIC:11259.347981238103</text:p>
      <text:p text:style-name="P4">ARIMA(2, 2, 1)x(2, 2, 0, 7)7 - AIC:11706.252383130082</text:p>
      <text:p text:style-name="P4">ARIMA(2, 2, 1)x(2, 2, 1, 7)7 - AIC:11315.617104992582</text:p>
      <text:p text:style-name="P4">ARIMA(2, 2, 1)x(2, 2, 2, 7)7 - AIC:12010.035055056318</text:p>
      <text:p text:style-name="P4">ARIMA(2, 2, 2)x(0, 0, 0, 7)7 - AIC:11486.49895672853</text:p>
      <text:p text:style-name="P4">ARIMA(2, 2, 2)x(0, 0, 1, 7)7 - AIC:11377.343049178737</text:p>
      <text:p text:style-name="P4"><text:soft-page-break/>ARIMA(2, 2, 2)x(0, 0, 2, 7)7 - AIC:11266.193512853217</text:p>
      <text:p text:style-name="P4">ARIMA(2, 2, 2)x(0, 1, 0, 7)7 - AIC:11785.1591975245</text:p>
      <text:p text:style-name="P4">ARIMA(2, 2, 2)x(0, 1, 1, 7)7 - AIC:11415.323157543382</text:p>
      <text:p text:style-name="P4">ARIMA(2, 2, 2)x(0, 1, 2, 7)7 - AIC:11301.520751559758</text:p>
      <text:p text:style-name="P4">ARIMA(2, 2, 2)x(0, 2, 0, 7)7 - AIC:12401.996736659108</text:p>
      <text:p text:style-name="P4">ARIMA(2, 2, 2)x(0, 2, 1, 7)7 - AIC:11869.52518896485</text:p>
      <text:p text:style-name="P4">ARIMA(2, 2, 2)x(0, 2, 2, 7)7 - AIC:11661.145338094058</text:p>
      <text:p text:style-name="P4">ARIMA(2, 2, 2)x(1, 0, 0, 7)7 - AIC:11393.158882793232</text:p>
      <text:p text:style-name="P4">ARIMA(2, 2, 2)x(1, 0, 1, 7)7 - AIC:11378.986748793632</text:p>
      <text:p text:style-name="P4">ARIMA(2, 2, 2)x(1, 0, 2, 7)7 - AIC:11268.061384592831</text:p>
      <text:p text:style-name="P4">ARIMA(2, 2, 2)x(1, 1, 0, 7)7 - AIC:11538.202452962303</text:p>
      <text:p text:style-name="P4">ARIMA(2, 2, 2)x(1, 1, 1, 7)7 - AIC:11416.063088954204</text:p>
      <text:p text:style-name="P4">ARIMA(2, 2, 2)x(1, 1, 2, 7)7 - AIC:11300.95140471217</text:p>
      <text:p text:style-name="P4">ARIMA(2, 2, 2)x(1, 2, 0, 7)7 - AIC:12004.354373527249</text:p>
      <text:p text:style-name="P4">ARIMA(2, 2, 2)x(1, 2, 1, 7)7 - AIC:11814.417281232334</text:p>
      <text:p text:style-name="P4">ARIMA(2, 2, 2)x(1, 2, 2, 7)7 - AIC:11665.020348923505</text:p>
      <text:p text:style-name="P4">ARIMA(2, 2, 2)x(2, 0, 0, 7)7 - AIC:11282.515836669763</text:p>
      <text:p text:style-name="P4">ARIMA(2, 2, 2)x(2, 0, 1, 7)7 - AIC:11284.30066537083</text:p>
      <text:p text:style-name="P4">ARIMA(2, 2, 2)x(2, 0, 2, 7)7 - AIC:11269.653774732578</text:p>
      <text:p text:style-name="P4">ARIMA(2, 2, 2)x(2, 1, 0, 7)7 - AIC:11376.712688795938</text:p>
      <text:p text:style-name="P4">ARIMA(2, 2, 2)x(2, 1, 1, 7)7 - AIC:11323.97800840022</text:p>
      <text:p text:style-name="P4">ARIMA(2, 2, 2)x(2, 1, 2, 7)7 - AIC:11302.378517679113</text:p>
      <text:p text:style-name="P4">ARIMA(2, 2, 2)x(2, 2, 0, 7)7 - AIC:11789.599664303067</text:p>
      <text:p text:style-name="P4">ARIMA(2, 2, 2)x(2, 2, 1, 7)7 - AIC:11693.244198439432</text:p>
      <text:p text:style-name="P4">ARIMA(2, 2, 2)x(2, 2, 2, 7)7 - AIC:11668.473966312235</text:p>
      <text:p text:style-name="P1">In [ ]:</text:p>
      <text:p text:style-name="P3"><draw:frame draw:style-name="fr1" draw:name="Marco2" text:anchor-type="char" svg:width="26.273cm" draw:z-index="1"><draw:text-box fo:min-height="0.041cm"><text:p text:style-name="Text_20_body"/></draw:text-box></draw:frame><draw:frame draw:style-name="fr1" draw:name="Marco1" text:anchor-type="char" svg:width="26.273cm" draw:z-index="0"><draw:text-box fo:min-height="0.041cm"><text:p text:style-name="Text_20_body"/></draw:text-box></draw:frame>​</text:p>
      <text:p text:style-name="P1">In [ ]:</text:p>
      <text:p text:style-name="P3"><draw:frame draw:style-name="fr1" draw:name="Marco5" text:anchor-type="char" svg:width="26.273cm" draw:z-index="4"><draw:text-box fo:min-height="0.041cm"><text:p text:style-name="Text_20_body"/></draw:text-box></draw:frame><draw:frame draw:style-name="fr1" draw:name="Marco4" text:anchor-type="char" svg:width="26.273cm" draw:z-index="3"><draw:text-box fo:min-height="0.041cm"><text:p text:style-name="Text_20_body"/></draw:text-box></draw:frame>​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1:02:04.694000000</meta:creation-date>
    <dc:date>2019-08-20T11:14:41.592000000</dc:date>
    <meta:editing-duration>PT2M26S</meta:editing-duration>
    <meta:editing-cycles>1</meta:editing-cycles>
    <meta:document-statistic meta:table-count="0" meta:image-count="0" meta:object-count="0" meta:page-count="12" meta:paragraph-count="733" meta:word-count="5838" meta:character-count="38513" meta:non-whitespace-character-count="33404"/>
    <meta:generator>LibreOffice/6.2.4.2$Windows_X86_64 LibreOffice_project/2412653d852ce75f65fbfa83fb7e7b669a126d64</meta:generator>
  </office:meta>
</office:document-meta>
</file>